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1" fo:font-style="normal" officeooo:rsid="00615aed" officeooo:paragraph-rsid="00615aed" style:font-name-asian="Noto Serif CJK KR1" style:font-style-asian="normal" style:font-name-complex="Noto Serif CJK KR1" style:font-style-complex="normal"/>
    </style:style>
    <style:style style:name="P2" style:family="paragraph" style:parent-style-name="Standard">
      <style:text-properties style:font-name="Noto Serif CJK KR1" fo:font-style="normal" officeooo:rsid="0063090c" officeooo:paragraph-rsid="0063090c" style:font-name-asian="Noto Serif CJK KR1" style:font-style-asian="normal" style:font-name-complex="Noto Serif CJK KR1" style:font-style-complex="normal"/>
    </style:style>
    <style:style style:name="P3" style:family="paragraph" style:parent-style-name="Standard">
      <style:text-properties style:font-name="Noto Serif CJK KR1" fo:font-style="normal" officeooo:rsid="0068754c" officeooo:paragraph-rsid="0068754c" style:font-name-asian="Noto Serif CJK KR1" style:font-style-asian="normal" style:font-name-complex="Noto Serif CJK KR1" style:font-style-complex="normal"/>
    </style:style>
    <style:style style:name="P4" style:family="paragraph" style:parent-style-name="Standard">
      <style:text-properties style:font-name="Noto Serif CJK KR1" fo:font-style="normal" officeooo:rsid="0069c9ef" officeooo:paragraph-rsid="0069c9ef" style:font-name-asian="Noto Serif CJK KR1" style:font-style-asian="normal" style:font-name-complex="Noto Serif CJK KR1" style:font-style-complex="normal"/>
    </style:style>
    <style:style style:name="P5" style:family="paragraph" style:parent-style-name="Standard">
      <style:text-properties style:font-name="Noto Serif CJK KR1" fo:font-style="normal" officeooo:rsid="00716b43" officeooo:paragraph-rsid="00716b43" style:font-name-asian="Noto Serif CJK KR1" style:font-style-asian="normal" style:font-name-complex="Noto Serif CJK KR1" style:font-style-complex="normal"/>
    </style:style>
    <style:style style:name="P6" style:family="paragraph" style:parent-style-name="Standard">
      <style:text-properties style:font-name="Noto Serif CJK KR1" fo:font-style="normal" officeooo:rsid="0075433e" officeooo:paragraph-rsid="0075433e" style:font-name-asian="Noto Serif CJK KR1" style:font-style-asian="normal" style:font-name-complex="Noto Serif CJK KR1" style:font-style-complex="normal"/>
    </style:style>
    <style:style style:name="P7" style:family="paragraph" style:parent-style-name="Standard">
      <style:text-properties style:font-name="Noto Serif CJK KR1" fo:font-style="normal" officeooo:rsid="00789d6d" officeooo:paragraph-rsid="00789d6d" style:font-name-asian="Noto Serif CJK KR1" style:font-style-asian="normal" style:font-name-complex="Noto Serif CJK KR1" style:font-style-complex="normal"/>
    </style:style>
    <style:style style:name="P8" style:family="paragraph" style:parent-style-name="Standard">
      <style:text-properties style:font-name="Noto Serif CJK KR1" fo:font-style="normal" officeooo:rsid="007b74f7" officeooo:paragraph-rsid="007b74f7" style:font-name-asian="Noto Serif CJK KR1" style:font-style-asian="normal" style:font-name-complex="Noto Serif CJK KR1" style:font-style-complex="normal"/>
    </style:style>
    <style:style style:name="P9" style:family="paragraph" style:parent-style-name="Standard">
      <style:text-properties style:font-name="Noto Serif CJK KR1" fo:font-style="normal" officeooo:rsid="00811fc7" officeooo:paragraph-rsid="00811fc7" style:font-name-asian="Noto Serif CJK KR1" style:font-style-asian="normal" style:font-name-complex="Noto Serif CJK KR1" style:font-style-complex="normal"/>
    </style:style>
    <style:style style:name="P10" style:family="paragraph" style:parent-style-name="Standard">
      <style:text-properties style:font-name="Noto Serif CJK KR1" fo:font-style="normal" officeooo:rsid="0087e284" officeooo:paragraph-rsid="0087e284" style:font-name-asian="Noto Serif CJK KR1" style:font-style-asian="normal" style:font-name-complex="Noto Serif CJK KR1" style:font-style-complex="normal"/>
    </style:style>
    <style:style style:name="P11" style:family="paragraph" style:parent-style-name="Standard">
      <style:text-properties style:font-name="Noto Serif CJK KR1" fo:font-style="normal" officeooo:rsid="00893004" officeooo:paragraph-rsid="00893004" style:font-name-asian="Noto Serif CJK KR1" style:font-style-asian="normal" style:font-name-complex="Noto Serif CJK KR1" style:font-style-complex="normal"/>
    </style:style>
    <style:style style:name="P12" style:family="paragraph" style:parent-style-name="Standard">
      <style:text-properties style:font-name="Noto Serif CJK KR1" fo:font-style="normal" officeooo:rsid="008ed78b" officeooo:paragraph-rsid="008ed78b" style:font-name-asian="Noto Serif CJK KR1" style:font-style-asian="normal" style:font-name-complex="Noto Serif CJK KR1" style:font-style-complex="normal"/>
    </style:style>
    <style:style style:name="P13" style:family="paragraph" style:parent-style-name="Standard">
      <style:text-properties style:font-name="Noto Serif CJK KR1" fo:font-style="normal" officeooo:rsid="0092d211" officeooo:paragraph-rsid="0092d211" style:font-name-asian="Noto Serif CJK KR1" style:font-style-asian="normal" style:font-name-complex="Noto Serif CJK KR1" style:font-style-complex="normal"/>
    </style:style>
    <style:style style:name="P14" style:family="paragraph" style:parent-style-name="Standard">
      <style:text-properties style:font-name="Noto Serif CJK KR1" fo:font-style="normal" officeooo:rsid="0094a1ab" officeooo:paragraph-rsid="0094a1ab" style:font-name-asian="Noto Serif CJK KR1" style:font-style-asian="normal" style:font-name-complex="Noto Serif CJK KR1" style:font-style-complex="normal"/>
    </style:style>
    <style:style style:name="P15" style:family="paragraph" style:parent-style-name="Standard">
      <style:text-properties style:font-name="Noto Serif CJK KR1" fo:font-style="normal" officeooo:rsid="0095e4e3" officeooo:paragraph-rsid="0095e4e3" style:font-name-asian="Noto Serif CJK KR1" style:font-style-asian="normal" style:font-name-complex="Noto Serif CJK KR1" style:font-style-complex="normal"/>
    </style:style>
    <style:style style:name="P16" style:family="paragraph" style:parent-style-name="Standard">
      <style:text-properties style:font-name="Noto Serif CJK KR1" fo:font-style="normal" officeooo:rsid="0097ef67" officeooo:paragraph-rsid="0097ef67" style:font-name-asian="Noto Serif CJK KR1" style:font-style-asian="normal" style:font-name-complex="Noto Serif CJK KR1" style:font-style-complex="normal"/>
    </style:style>
    <style:style style:name="P17" style:family="paragraph" style:parent-style-name="Standard">
      <style:text-properties style:font-name="Noto Serif CJK KR1" fo:font-style="normal" officeooo:rsid="0099f677" officeooo:paragraph-rsid="0099f677" style:font-name-asian="Noto Serif CJK KR1" style:font-style-asian="normal" style:font-name-complex="Noto Serif CJK KR1" style:font-style-complex="normal"/>
    </style:style>
    <style:style style:name="P18" style:family="paragraph" style:parent-style-name="Standard">
      <style:text-properties style:font-name="Noto Serif CJK KR1" fo:font-style="normal" officeooo:rsid="0074ca3c" officeooo:paragraph-rsid="0074ca3c" style:font-name-asian="Noto Serif CJK KR1" style:font-style-asian="normal" style:font-name-complex="Noto Serif CJK KR1" style:font-style-complex="normal"/>
    </style:style>
    <style:style style:name="P19" style:family="paragraph" style:parent-style-name="Standard">
      <style:text-properties style:font-name="Noto Serif CJK KR1" fo:font-style="normal" officeooo:rsid="009cf5fa" officeooo:paragraph-rsid="009cf5fa" style:font-name-asian="Noto Serif CJK KR1" style:font-style-asian="normal" style:font-name-complex="Noto Serif CJK KR1" style:font-style-complex="normal"/>
    </style:style>
    <style:style style:name="P20" style:family="paragraph" style:parent-style-name="Standard">
      <style:text-properties style:font-name="Noto Serif CJK KR1" fo:font-style="normal" officeooo:rsid="009ea617" officeooo:paragraph-rsid="009ea617" style:font-name-asian="Noto Serif CJK KR1" style:font-style-asian="normal" style:font-name-complex="Noto Serif CJK KR1" style:font-style-complex="normal"/>
    </style:style>
    <style:style style:name="P21" style:family="paragraph" style:parent-style-name="Standard">
      <style:text-properties style:font-name="Noto Serif CJK KR1" fo:font-style="normal" officeooo:rsid="00a9c874" officeooo:paragraph-rsid="00a9c874" style:font-name-asian="Noto Serif CJK KR1" style:font-style-asian="normal" style:font-name-complex="Noto Serif CJK KR1" style:font-style-complex="normal"/>
    </style:style>
    <style:style style:name="P22" style:family="paragraph" style:parent-style-name="Standard">
      <style:text-properties style:font-name="Noto Serif CJK KR1" fo:font-style="normal" officeooo:rsid="00ab6381" officeooo:paragraph-rsid="00ab6381" style:font-name-asian="Noto Serif CJK KR1" style:font-style-asian="normal" style:font-name-complex="Noto Serif CJK KR1" style:font-style-complex="normal"/>
    </style:style>
    <style:style style:name="P23" style:family="paragraph" style:parent-style-name="Standard">
      <style:text-properties style:font-name="Noto Serif CJK KR1" fo:font-style="normal" officeooo:rsid="00b01b0e" officeooo:paragraph-rsid="00b01b0e" style:font-name-asian="Noto Serif CJK KR1" style:font-style-asian="normal" style:font-name-complex="Noto Serif CJK KR1" style:font-style-complex="normal"/>
    </style:style>
    <style:style style:name="P24" style:family="paragraph" style:parent-style-name="Standard">
      <style:text-properties style:font-name="Noto Serif CJK KR1" fo:font-style="normal" officeooo:rsid="00615aed" officeooo:paragraph-rsid="00615aed" style:font-name-asian="Noto Serif CJK KR1" style:font-style-asian="normal" style:font-name-complex="Noto Serif CJK KR1" style:font-style-complex="normal"/>
    </style:style>
    <style:style style:name="P25" style:family="paragraph" style:parent-style-name="Standard">
      <style:text-properties style:font-name="Noto Serif CJK KR1" fo:font-style="normal" officeooo:rsid="00615aed" officeooo:paragraph-rsid="00d641ea" style:font-name-asian="Noto Serif CJK KR1" style:font-style-asian="normal" style:font-name-complex="Noto Serif CJK KR1" style:font-style-complex="normal"/>
    </style:style>
    <style:style style:name="P26" style:family="paragraph" style:parent-style-name="Standard">
      <style:text-properties style:font-name="Noto Serif CJK KR1" fo:font-style="normal" officeooo:rsid="00615aed" officeooo:paragraph-rsid="00e131f4" style:font-name-asian="Noto Serif CJK KR1" style:font-style-asian="normal" style:font-name-complex="Noto Serif CJK KR1" style:font-style-complex="normal"/>
    </style:style>
    <style:style style:name="P27" style:family="paragraph" style:parent-style-name="Standard">
      <style:text-properties style:font-name="Noto Serif CJK KR1" fo:font-style="normal" officeooo:rsid="00615aed" officeooo:paragraph-rsid="00e328e0" style:font-name-asian="Noto Serif CJK KR1" style:font-style-asian="normal" style:font-name-complex="Noto Serif CJK KR1" style:font-style-complex="normal"/>
    </style:style>
    <style:style style:name="P28" style:family="paragraph" style:parent-style-name="Standard">
      <style:text-properties style:font-name="Noto Serif CJK KR1" fo:font-style="normal" officeooo:rsid="001861d9" officeooo:paragraph-rsid="00615aed" style:font-name-asian="Noto Serif CJK KR1" style:font-style-asian="normal" style:font-name-complex="Noto Serif CJK KR1" style:font-style-complex="normal"/>
    </style:style>
    <style:style style:name="P29" style:family="paragraph" style:parent-style-name="Standard">
      <style:text-properties style:font-name="Noto Serif CJK KR1" fo:font-style="normal" officeooo:rsid="001861d9" officeooo:paragraph-rsid="00bca2aa" style:font-name-asian="Noto Serif CJK KR1" style:font-style-asian="normal" style:font-name-complex="Noto Serif CJK KR1" style:font-style-complex="normal"/>
    </style:style>
    <style:style style:name="P30" style:family="paragraph" style:parent-style-name="Standard">
      <style:text-properties style:font-name="Noto Serif CJK KR1" fo:font-style="normal" officeooo:rsid="001861d9" officeooo:paragraph-rsid="00bf4ed7" style:font-name-asian="Noto Serif CJK KR1" style:font-style-asian="normal" style:font-name-complex="Noto Serif CJK KR1" style:font-style-complex="normal"/>
    </style:style>
    <style:style style:name="P31" style:family="paragraph" style:parent-style-name="Standard">
      <style:text-properties style:font-name="Noto Serif CJK KR1" fo:font-style="normal" officeooo:rsid="001861d9" officeooo:paragraph-rsid="00c05133" style:font-name-asian="Noto Serif CJK KR1" style:font-style-asian="normal" style:font-name-complex="Noto Serif CJK KR1" style:font-style-complex="normal"/>
    </style:style>
    <style:style style:name="P32" style:family="paragraph" style:parent-style-name="Standard">
      <style:text-properties style:font-name="Noto Serif CJK KR1" fo:font-style="normal" officeooo:rsid="001861d9" officeooo:paragraph-rsid="00c2bf3b" style:font-name-asian="Noto Serif CJK KR1" style:font-style-asian="normal" style:font-name-complex="Noto Serif CJK KR1" style:font-style-complex="normal"/>
    </style:style>
    <style:style style:name="P33" style:family="paragraph" style:parent-style-name="Standard">
      <style:text-properties style:font-name="Noto Serif CJK KR1" fo:font-style="normal" officeooo:rsid="0063090c" officeooo:paragraph-rsid="0063090c" style:font-name-asian="Noto Serif CJK KR1" style:font-style-asian="normal" style:font-name-complex="Noto Serif CJK KR1" style:font-style-complex="normal"/>
    </style:style>
    <style:style style:name="P34" style:family="paragraph" style:parent-style-name="Standard">
      <style:text-properties style:font-name="Noto Serif CJK KR1" fo:font-style="normal" officeooo:rsid="0063090c" officeooo:paragraph-rsid="00bd7407" style:font-name-asian="Noto Serif CJK KR1" style:font-style-asian="normal" style:font-name-complex="Noto Serif CJK KR1" style:font-style-complex="normal"/>
    </style:style>
    <style:style style:name="P35" style:family="paragraph" style:parent-style-name="Standard">
      <style:text-properties style:font-name="Noto Serif CJK KR1" fo:font-style="normal" officeooo:rsid="0063090c" officeooo:paragraph-rsid="00c2d756" style:font-name-asian="Noto Serif CJK KR1" style:font-style-asian="normal" style:font-name-complex="Noto Serif CJK KR1" style:font-style-complex="normal"/>
    </style:style>
    <style:style style:name="P36" style:family="paragraph" style:parent-style-name="Standard">
      <style:text-properties style:font-name="Noto Serif CJK KR1" fo:font-style="normal" officeooo:rsid="0071a906" officeooo:paragraph-rsid="00c22671" style:font-name-asian="Noto Serif CJK KR1" style:font-style-asian="normal" style:font-name-complex="Noto Serif CJK KR1" style:font-style-complex="normal"/>
    </style:style>
    <style:style style:name="P37" style:family="paragraph" style:parent-style-name="Standard">
      <style:text-properties style:font-name="Noto Serif CJK KR1" fo:font-style="normal" officeooo:rsid="00637d41" officeooo:paragraph-rsid="00c2d756" style:font-name-asian="Noto Serif CJK KR1" style:font-style-asian="normal" style:font-name-complex="Noto Serif CJK KR1" style:font-style-complex="normal"/>
    </style:style>
    <style:style style:name="P38" style:family="paragraph" style:parent-style-name="Standard">
      <style:text-properties style:font-name="Noto Serif CJK KR1" fo:font-style="normal" officeooo:rsid="00637d41" officeooo:paragraph-rsid="00c87101" style:font-name-asian="Noto Serif CJK KR1" style:font-style-asian="normal" style:font-name-complex="Noto Serif CJK KR1" style:font-style-complex="normal"/>
    </style:style>
    <style:style style:name="P39" style:family="paragraph" style:parent-style-name="Standard">
      <style:text-properties style:font-name="Noto Serif CJK KR1" fo:font-style="normal" officeooo:rsid="00637d41" officeooo:paragraph-rsid="00cb915b" style:font-name-asian="Noto Serif CJK KR1" style:font-style-asian="normal" style:font-name-complex="Noto Serif CJK KR1" style:font-style-complex="normal"/>
    </style:style>
    <style:style style:name="P40" style:family="paragraph" style:parent-style-name="Standard">
      <style:text-properties style:font-name="Noto Serif CJK KR1" fo:font-style="normal" officeooo:rsid="0064019b" officeooo:paragraph-rsid="00c2d756" style:font-name-asian="Noto Serif CJK KR1" style:font-style-asian="normal" style:font-name-complex="Noto Serif CJK KR1" style:font-style-complex="normal"/>
    </style:style>
    <style:style style:name="P41" style:family="paragraph" style:parent-style-name="Standard">
      <style:text-properties style:font-name="Noto Serif CJK KR1" fo:font-style="normal" officeooo:rsid="00647219" officeooo:paragraph-rsid="00647219" style:font-name-asian="Noto Serif CJK KR1" style:font-style-asian="normal" style:font-name-complex="Noto Serif CJK KR1" style:font-style-complex="normal"/>
    </style:style>
    <style:style style:name="P42" style:family="paragraph" style:parent-style-name="Standard">
      <style:text-properties style:font-name="Noto Serif CJK KR1" fo:font-style="normal" officeooo:rsid="00647219" officeooo:paragraph-rsid="00c490c3" style:font-name-asian="Noto Serif CJK KR1" style:font-style-asian="normal" style:font-name-complex="Noto Serif CJK KR1" style:font-style-complex="normal"/>
    </style:style>
    <style:style style:name="P43" style:family="paragraph" style:parent-style-name="Standard">
      <style:text-properties style:font-name="Noto Serif CJK KR1" fo:font-style="normal" officeooo:rsid="00647219" officeooo:paragraph-rsid="00c9e504" style:font-name-asian="Noto Serif CJK KR1" style:font-style-asian="normal" style:font-name-complex="Noto Serif CJK KR1" style:font-style-complex="normal"/>
    </style:style>
    <style:style style:name="P44" style:family="paragraph" style:parent-style-name="Standard">
      <style:text-properties style:font-name="Noto Serif CJK KR1" fo:font-style="normal" officeooo:rsid="0065d790" officeooo:paragraph-rsid="00c490c3" style:font-name-asian="Noto Serif CJK KR1" style:font-style-asian="normal" style:font-name-complex="Noto Serif CJK KR1" style:font-style-complex="normal"/>
    </style:style>
    <style:style style:name="P45" style:family="paragraph" style:parent-style-name="Standard">
      <style:text-properties style:font-name="Noto Serif CJK KR1" fo:font-style="normal" officeooo:rsid="0065d790" officeooo:paragraph-rsid="00c9e504" style:font-name-asian="Noto Serif CJK KR1" style:font-style-asian="normal" style:font-name-complex="Noto Serif CJK KR1" style:font-style-complex="normal"/>
    </style:style>
    <style:style style:name="P46" style:family="paragraph" style:parent-style-name="Standard">
      <style:text-properties style:font-name="Noto Serif CJK KR1" fo:font-style="normal" officeooo:rsid="0066c28c" officeooo:paragraph-rsid="0065d790" style:font-name-asian="Noto Serif CJK KR1" style:font-style-asian="normal" style:font-name-complex="Noto Serif CJK KR1" style:font-style-complex="normal"/>
    </style:style>
    <style:style style:name="P47" style:family="paragraph" style:parent-style-name="Standard">
      <style:text-properties style:font-name="Noto Serif CJK KR1" fo:font-style="normal" officeooo:rsid="0068754c" officeooo:paragraph-rsid="00c9e504" style:font-name-asian="Noto Serif CJK KR1" style:font-style-asian="normal" style:font-name-complex="Noto Serif CJK KR1" style:font-style-complex="normal"/>
    </style:style>
    <style:style style:name="P48" style:family="paragraph" style:parent-style-name="Standard">
      <style:text-properties style:font-name="Noto Serif CJK KR1" fo:font-style="normal" officeooo:rsid="0068754c" officeooo:paragraph-rsid="0068754c" style:font-name-asian="Noto Serif CJK KR1" style:font-style-asian="normal" style:font-name-complex="Noto Serif CJK KR1" style:font-style-complex="normal"/>
    </style:style>
    <style:style style:name="P49" style:family="paragraph" style:parent-style-name="Standard">
      <style:text-properties style:font-name="Noto Serif CJK KR1" fo:font-style="normal" officeooo:rsid="0068754c" officeooo:paragraph-rsid="00cb915b" style:font-name-asian="Noto Serif CJK KR1" style:font-style-asian="normal" style:font-name-complex="Noto Serif CJK KR1" style:font-style-complex="normal"/>
    </style:style>
    <style:style style:name="P50" style:family="paragraph" style:parent-style-name="Standard">
      <style:text-properties style:font-name="Noto Serif CJK KR1" fo:font-style="normal" officeooo:rsid="00cb915b" officeooo:paragraph-rsid="00cb915b" style:font-name-asian="Noto Serif CJK KR1" style:font-style-asian="normal" style:font-name-complex="Noto Serif CJK KR1" style:font-style-complex="normal"/>
    </style:style>
    <style:style style:name="P51" style:family="paragraph" style:parent-style-name="Standard">
      <style:text-properties style:font-name="Noto Serif CJK KR1" fo:font-style="normal" officeooo:rsid="0069c9ef" officeooo:paragraph-rsid="00cc49fa" style:font-name-asian="Noto Serif CJK KR1" style:font-style-asian="normal" style:font-name-complex="Noto Serif CJK KR1" style:font-style-complex="normal"/>
    </style:style>
    <style:style style:name="P52" style:family="paragraph" style:parent-style-name="Standard">
      <style:text-properties style:font-name="Noto Serif CJK KR1" fo:font-style="normal" officeooo:rsid="0069c9ef" officeooo:paragraph-rsid="00ce3e30" style:font-name-asian="Noto Serif CJK KR1" style:font-style-asian="normal" style:font-name-complex="Noto Serif CJK KR1" style:font-style-complex="normal"/>
    </style:style>
    <style:style style:name="P53" style:family="paragraph" style:parent-style-name="Standard">
      <style:text-properties style:font-name="Noto Serif CJK KR1" fo:font-style="normal" officeooo:rsid="0069c9ef" officeooo:paragraph-rsid="0069c9ef" style:font-name-asian="Noto Serif CJK KR1" style:font-style-asian="normal" style:font-name-complex="Noto Serif CJK KR1" style:font-style-complex="normal"/>
    </style:style>
    <style:style style:name="P54" style:family="paragraph" style:parent-style-name="Standard">
      <style:text-properties style:font-name="Noto Serif CJK KR1" fo:font-style="normal" officeooo:rsid="0069c9ef" officeooo:paragraph-rsid="00ce702d" style:font-name-asian="Noto Serif CJK KR1" style:font-style-asian="normal" style:font-name-complex="Noto Serif CJK KR1" style:font-style-complex="normal"/>
    </style:style>
    <style:style style:name="P55" style:family="paragraph" style:parent-style-name="Standard">
      <style:text-properties style:font-name="Noto Serif CJK KR1" fo:font-style="normal" officeooo:rsid="006b99ac" officeooo:paragraph-rsid="00cfb956" style:font-name-asian="Noto Serif CJK KR1" style:font-style-asian="normal" style:font-name-complex="Noto Serif CJK KR1" style:font-style-complex="normal"/>
    </style:style>
    <style:style style:name="P56" style:family="paragraph" style:parent-style-name="Standard">
      <style:text-properties style:font-name="Noto Serif CJK KR1" fo:font-style="normal" officeooo:rsid="006b99ac" officeooo:paragraph-rsid="00d16935" style:font-name-asian="Noto Serif CJK KR1" style:font-style-asian="normal" style:font-name-complex="Noto Serif CJK KR1" style:font-style-complex="normal"/>
    </style:style>
    <style:style style:name="P57" style:family="paragraph" style:parent-style-name="Standard">
      <style:text-properties style:font-name="Noto Serif CJK KR1" fo:font-style="normal" officeooo:rsid="006b99ac" officeooo:paragraph-rsid="00d27ca0" style:font-name-asian="Noto Serif CJK KR1" style:font-style-asian="normal" style:font-name-complex="Noto Serif CJK KR1" style:font-style-complex="normal"/>
    </style:style>
    <style:style style:name="P58" style:family="paragraph" style:parent-style-name="Standard">
      <style:text-properties style:font-name="Noto Serif CJK KR1" fo:font-style="normal" officeooo:rsid="006d2cb4" officeooo:paragraph-rsid="00cfb956" style:font-name-asian="Noto Serif CJK KR1" style:font-style-asian="normal" style:font-name-complex="Noto Serif CJK KR1" style:font-style-complex="normal"/>
    </style:style>
    <style:style style:name="P59" style:family="paragraph" style:parent-style-name="Standard">
      <style:text-properties style:font-name="Noto Serif CJK KR1" fo:font-style="normal" officeooo:rsid="006dd4dc" officeooo:paragraph-rsid="00cfb956" style:font-name-asian="Noto Serif CJK KR1" style:font-style-asian="normal" style:font-name-complex="Noto Serif CJK KR1" style:font-style-complex="normal"/>
    </style:style>
    <style:style style:name="P60" style:family="paragraph" style:parent-style-name="Standard">
      <style:text-properties style:font-name="Noto Serif CJK KR1" fo:font-style="normal" officeooo:rsid="00716b43" officeooo:paragraph-rsid="00d432b9" style:font-name-asian="Noto Serif CJK KR1" style:font-style-asian="normal" style:font-name-complex="Noto Serif CJK KR1" style:font-style-complex="normal"/>
    </style:style>
    <style:style style:name="P61" style:family="paragraph" style:parent-style-name="Standard">
      <style:text-properties style:font-name="Noto Serif CJK KR1" fo:font-style="normal" officeooo:rsid="00716b43" officeooo:paragraph-rsid="00d4a334" style:font-name-asian="Noto Serif CJK KR1" style:font-style-asian="normal" style:font-name-complex="Noto Serif CJK KR1" style:font-style-complex="normal"/>
    </style:style>
    <style:style style:name="P62" style:family="paragraph" style:parent-style-name="Standard">
      <style:text-properties style:font-name="Noto Serif CJK KR1" fo:font-style="normal" officeooo:rsid="007f022b" officeooo:paragraph-rsid="00d4a334" style:font-name-asian="Noto Serif CJK KR1" style:font-style-asian="normal" style:font-name-complex="Noto Serif CJK KR1" style:font-style-complex="normal"/>
    </style:style>
    <style:style style:name="P63" style:family="paragraph" style:parent-style-name="Standard">
      <style:text-properties style:font-name="Noto Serif CJK KR1" fo:font-style="normal" officeooo:rsid="007f022b" officeooo:paragraph-rsid="00da5029" style:font-name-asian="Noto Serif CJK KR1" style:font-style-asian="normal" style:font-name-complex="Noto Serif CJK KR1" style:font-style-complex="normal"/>
    </style:style>
    <style:style style:name="P64" style:family="paragraph" style:parent-style-name="Standard">
      <style:text-properties style:font-name="Noto Serif CJK KR1" fo:font-style="normal" officeooo:rsid="0071a666" officeooo:paragraph-rsid="0071a666" style:font-name-asian="Noto Serif CJK KR1" style:font-style-asian="normal" style:font-name-complex="Noto Serif CJK KR1" style:font-style-complex="normal"/>
    </style:style>
    <style:style style:name="P65" style:family="paragraph" style:parent-style-name="Standard">
      <style:text-properties style:font-name="Noto Serif CJK KR1" fo:font-style="normal" officeooo:rsid="0071a666" officeooo:paragraph-rsid="00d641ea" style:font-name-asian="Noto Serif CJK KR1" style:font-style-asian="normal" style:font-name-complex="Noto Serif CJK KR1" style:font-style-complex="normal"/>
    </style:style>
    <style:style style:name="P66" style:family="paragraph" style:parent-style-name="Standard">
      <style:text-properties style:font-name="Noto Serif CJK KR1" fo:font-style="normal" officeooo:rsid="0074ca3c" officeooo:paragraph-rsid="00d641ea" style:font-name-asian="Noto Serif CJK KR1" style:font-style-asian="normal" style:font-name-complex="Noto Serif CJK KR1" style:font-style-complex="normal"/>
    </style:style>
    <style:style style:name="P67" style:family="paragraph" style:parent-style-name="Standard">
      <style:text-properties style:font-name="Noto Serif CJK KR1" fo:font-style="normal" officeooo:rsid="0075433e" officeooo:paragraph-rsid="00d641ea" style:font-name-asian="Noto Serif CJK KR1" style:font-style-asian="normal" style:font-name-complex="Noto Serif CJK KR1" style:font-style-complex="normal"/>
    </style:style>
    <style:style style:name="P68" style:family="paragraph" style:parent-style-name="Standard">
      <style:text-properties style:font-name="Noto Serif CJK KR1" fo:font-style="normal" officeooo:rsid="0075433e" officeooo:paragraph-rsid="0075433e" style:font-name-asian="Noto Serif CJK KR1" style:font-style-asian="normal" style:font-name-complex="Noto Serif CJK KR1" style:font-style-complex="normal"/>
    </style:style>
    <style:style style:name="P69" style:family="paragraph" style:parent-style-name="Standard">
      <style:text-properties style:font-name="Noto Serif CJK KR1" fo:font-style="normal" officeooo:rsid="00796715" officeooo:paragraph-rsid="00d641ea" style:font-name-asian="Noto Serif CJK KR1" style:font-style-asian="normal" style:font-name-complex="Noto Serif CJK KR1" style:font-style-complex="normal"/>
    </style:style>
    <style:style style:name="P70" style:family="paragraph" style:parent-style-name="Standard">
      <style:text-properties style:font-name="Noto Serif CJK KR1" fo:font-style="normal" officeooo:rsid="00796715" officeooo:paragraph-rsid="00d74dd0" style:font-name-asian="Noto Serif CJK KR1" style:font-style-asian="normal" style:font-name-complex="Noto Serif CJK KR1" style:font-style-complex="normal"/>
    </style:style>
    <style:style style:name="P71" style:family="paragraph" style:parent-style-name="Standard">
      <style:text-properties style:font-name="Noto Serif CJK KR1" fo:font-style="normal" officeooo:rsid="0092d211" officeooo:paragraph-rsid="00d641ea" style:font-name-asian="Noto Serif CJK KR1" style:font-style-asian="normal" style:font-name-complex="Noto Serif CJK KR1" style:font-style-complex="normal"/>
    </style:style>
    <style:style style:name="P72" style:family="paragraph" style:parent-style-name="Standard">
      <style:text-properties style:font-name="Noto Serif CJK KR1" fo:font-style="normal" officeooo:rsid="009ea617" officeooo:paragraph-rsid="00d641ea" style:font-name-asian="Noto Serif CJK KR1" style:font-style-asian="normal" style:font-name-complex="Noto Serif CJK KR1" style:font-style-complex="normal"/>
    </style:style>
    <style:style style:name="P73" style:family="paragraph" style:parent-style-name="Standard">
      <style:text-properties style:font-name="Noto Serif CJK KR1" fo:font-style="normal" officeooo:rsid="00789d6d" officeooo:paragraph-rsid="00d6c3c0" style:font-name-asian="Noto Serif CJK KR1" style:font-style-asian="normal" style:font-name-complex="Noto Serif CJK KR1" style:font-style-complex="normal"/>
    </style:style>
    <style:style style:name="P74" style:family="paragraph" style:parent-style-name="Standard">
      <style:text-properties style:font-name="Noto Serif CJK KR1" fo:font-style="normal" officeooo:rsid="00789d6d" officeooo:paragraph-rsid="00789d6d" style:font-name-asian="Noto Serif CJK KR1" style:font-style-asian="normal" style:font-name-complex="Noto Serif CJK KR1" style:font-style-complex="normal"/>
    </style:style>
    <style:style style:name="P75" style:family="paragraph" style:parent-style-name="Standard">
      <style:text-properties style:font-name="Noto Serif CJK KR1" fo:font-style="normal" officeooo:rsid="00789d6d" officeooo:paragraph-rsid="00d74dd0" style:font-name-asian="Noto Serif CJK KR1" style:font-style-asian="normal" style:font-name-complex="Noto Serif CJK KR1" style:font-style-complex="normal"/>
    </style:style>
    <style:style style:name="P76" style:family="paragraph" style:parent-style-name="Standard">
      <style:text-properties style:font-name="Noto Serif CJK KR1" fo:font-style="normal" officeooo:rsid="00789d6d" officeooo:paragraph-rsid="00d7e5bb" style:font-name-asian="Noto Serif CJK KR1" style:font-style-asian="normal" style:font-name-complex="Noto Serif CJK KR1" style:font-style-complex="normal"/>
    </style:style>
    <style:style style:name="P77" style:family="paragraph" style:parent-style-name="Standard">
      <style:text-properties style:font-name="Noto Serif CJK KR1" fo:font-style="normal" officeooo:rsid="00789d6d" officeooo:paragraph-rsid="00d88660" style:font-name-asian="Noto Serif CJK KR1" style:font-style-asian="normal" style:font-name-complex="Noto Serif CJK KR1" style:font-style-complex="normal"/>
    </style:style>
    <style:style style:name="P78" style:family="paragraph" style:parent-style-name="Standard">
      <style:text-properties style:font-name="Noto Serif CJK KR1" fo:font-style="normal" officeooo:rsid="00839efe" officeooo:paragraph-rsid="00d74dd0" style:font-name-asian="Noto Serif CJK KR1" style:font-style-asian="normal" style:font-name-complex="Noto Serif CJK KR1" style:font-style-complex="normal"/>
    </style:style>
    <style:style style:name="P79" style:family="paragraph" style:parent-style-name="Standard">
      <style:text-properties style:font-name="Noto Serif CJK KR1" fo:font-style="normal" officeooo:rsid="007b74f7" officeooo:paragraph-rsid="00da5029" style:font-name-asian="Noto Serif CJK KR1" style:font-style-asian="normal" style:font-name-complex="Noto Serif CJK KR1" style:font-style-complex="normal"/>
    </style:style>
    <style:style style:name="P80" style:family="paragraph" style:parent-style-name="Standard">
      <style:text-properties style:font-name="Noto Serif CJK KR1" fo:font-style="normal" officeooo:rsid="007d1a80" officeooo:paragraph-rsid="00da5029" style:font-name-asian="Noto Serif CJK KR1" style:font-style-asian="normal" style:font-name-complex="Noto Serif CJK KR1" style:font-style-complex="normal"/>
    </style:style>
    <style:style style:name="P81" style:family="paragraph" style:parent-style-name="Standard">
      <style:text-properties style:font-name="Noto Serif CJK KR1" fo:font-style="normal" officeooo:rsid="0080d665" officeooo:paragraph-rsid="00da5029" style:font-name-asian="Noto Serif CJK KR1" style:font-style-asian="normal" style:font-name-complex="Noto Serif CJK KR1" style:font-style-complex="normal"/>
    </style:style>
    <style:style style:name="P82" style:family="paragraph" style:parent-style-name="Standard">
      <style:text-properties style:font-name="Noto Serif CJK KR1" fo:font-style="normal" officeooo:rsid="00813aad" officeooo:paragraph-rsid="00da5029" style:font-name-asian="Noto Serif CJK KR1" style:font-style-asian="normal" style:font-name-complex="Noto Serif CJK KR1" style:font-style-complex="normal"/>
    </style:style>
    <style:style style:name="P83" style:family="paragraph" style:parent-style-name="Standard">
      <style:text-properties style:font-name="Noto Serif CJK KR1" fo:font-style="normal" officeooo:rsid="00813aad" officeooo:paragraph-rsid="00dbfc19" style:font-name-asian="Noto Serif CJK KR1" style:font-style-asian="normal" style:font-name-complex="Noto Serif CJK KR1" style:font-style-complex="normal"/>
    </style:style>
    <style:style style:name="P84" style:family="paragraph" style:parent-style-name="Standard">
      <style:text-properties style:font-name="Noto Serif CJK KR1" fo:font-style="normal" officeooo:rsid="00828d75" officeooo:paragraph-rsid="00dbfc19" style:font-name-asian="Noto Serif CJK KR1" style:font-style-asian="normal" style:font-name-complex="Noto Serif CJK KR1" style:font-style-complex="normal"/>
    </style:style>
    <style:style style:name="P85" style:family="paragraph" style:parent-style-name="Standard">
      <style:text-properties style:font-name="Noto Serif CJK KR1" fo:font-style="normal" officeooo:rsid="0082a760" officeooo:paragraph-rsid="00dcf9e3" style:font-name-asian="Noto Serif CJK KR1" style:font-style-asian="normal" style:font-name-complex="Noto Serif CJK KR1" style:font-style-complex="normal"/>
    </style:style>
    <style:style style:name="P86" style:family="paragraph" style:parent-style-name="Standard">
      <style:text-properties style:font-name="Noto Serif CJK KR1" fo:font-style="normal" officeooo:rsid="0087e284" officeooo:paragraph-rsid="0082a760" style:font-name-asian="Noto Serif CJK KR1" style:font-style-asian="normal" style:font-name-complex="Noto Serif CJK KR1" style:font-style-complex="normal"/>
    </style:style>
    <style:style style:name="P87" style:family="paragraph" style:parent-style-name="Standard">
      <style:text-properties style:font-name="Noto Serif CJK KR1" fo:font-style="normal" officeooo:rsid="0087e284" officeooo:paragraph-rsid="00dd6313" style:font-name-asian="Noto Serif CJK KR1" style:font-style-asian="normal" style:font-name-complex="Noto Serif CJK KR1" style:font-style-complex="normal"/>
    </style:style>
    <style:style style:name="P88" style:family="paragraph" style:parent-style-name="Standard">
      <style:text-properties style:font-name="Noto Serif CJK KR1" fo:font-style="normal" officeooo:rsid="00893004" officeooo:paragraph-rsid="00dde0e6" style:font-name-asian="Noto Serif CJK KR1" style:font-style-asian="normal" style:font-name-complex="Noto Serif CJK KR1" style:font-style-complex="normal"/>
    </style:style>
    <style:style style:name="P89" style:family="paragraph" style:parent-style-name="Standard">
      <style:text-properties style:font-name="Noto Serif CJK KR1" fo:font-style="normal" officeooo:rsid="00893004" officeooo:paragraph-rsid="00df6955" style:font-name-asian="Noto Serif CJK KR1" style:font-style-asian="normal" style:font-name-complex="Noto Serif CJK KR1" style:font-style-complex="normal"/>
    </style:style>
    <style:style style:name="P90" style:family="paragraph" style:parent-style-name="Standard">
      <style:text-properties style:font-name="Noto Serif CJK KR1" fo:font-style="normal" officeooo:rsid="008ed78b" officeooo:paragraph-rsid="00e10ae8" style:font-name-asian="Noto Serif CJK KR1" style:font-style-asian="normal" style:font-name-complex="Noto Serif CJK KR1" style:font-style-complex="normal"/>
    </style:style>
    <style:style style:name="P91" style:family="paragraph" style:parent-style-name="Standard">
      <style:text-properties style:font-name="Noto Serif CJK KR1" fo:font-style="normal" officeooo:rsid="0095e4e3" officeooo:paragraph-rsid="00e10ae8" style:font-name-asian="Noto Serif CJK KR1" style:font-style-asian="normal" style:font-name-complex="Noto Serif CJK KR1" style:font-style-complex="normal"/>
    </style:style>
    <style:style style:name="P92" style:family="paragraph" style:parent-style-name="Standard">
      <style:text-properties style:font-name="Noto Serif CJK KR1" fo:font-style="normal" officeooo:rsid="0095e4e3" officeooo:paragraph-rsid="00e328e0" style:font-name-asian="Noto Serif CJK KR1" style:font-style-asian="normal" style:font-name-complex="Noto Serif CJK KR1" style:font-style-complex="normal"/>
    </style:style>
    <style:style style:name="P93" style:family="paragraph" style:parent-style-name="Standard">
      <style:text-properties style:font-name="Noto Serif CJK KR1" fo:font-style="normal" officeooo:rsid="0094a1ab" officeooo:paragraph-rsid="00e10ae8" style:font-name-asian="Noto Serif CJK KR1" style:font-style-asian="normal" style:font-name-complex="Noto Serif CJK KR1" style:font-style-complex="normal"/>
    </style:style>
    <style:style style:name="P94" style:family="paragraph" style:parent-style-name="Standard">
      <style:text-properties style:font-name="Noto Serif CJK KR1" fo:font-style="normal" officeooo:rsid="0094a1ab" officeooo:paragraph-rsid="00e131f4" style:font-name-asian="Noto Serif CJK KR1" style:font-style-asian="normal" style:font-name-complex="Noto Serif CJK KR1" style:font-style-complex="normal"/>
    </style:style>
    <style:style style:name="P95" style:family="paragraph" style:parent-style-name="Standard">
      <style:text-properties style:font-name="Noto Serif CJK KR1" fo:font-style="normal" officeooo:rsid="0094bdc8" officeooo:paragraph-rsid="00e131f4" style:font-name-asian="Noto Serif CJK KR1" style:font-style-asian="normal" style:font-name-complex="Noto Serif CJK KR1" style:font-style-complex="normal"/>
    </style:style>
    <style:style style:name="P96" style:family="paragraph" style:parent-style-name="Standard">
      <style:text-properties style:font-name="Noto Serif CJK KR1" fo:font-style="normal" officeooo:rsid="0097ef67" officeooo:paragraph-rsid="0097ef67" style:font-name-asian="Noto Serif CJK KR1" style:font-style-asian="normal" style:font-name-complex="Noto Serif CJK KR1" style:font-style-complex="normal"/>
    </style:style>
    <style:style style:name="P97" style:family="paragraph" style:parent-style-name="Standard">
      <style:text-properties style:font-name="Noto Serif CJK KR1" fo:font-style="normal" officeooo:rsid="0097ef67" officeooo:paragraph-rsid="00e328e0" style:font-name-asian="Noto Serif CJK KR1" style:font-style-asian="normal" style:font-name-complex="Noto Serif CJK KR1" style:font-style-complex="normal"/>
    </style:style>
    <style:style style:name="P98" style:family="paragraph" style:parent-style-name="Standard">
      <style:text-properties style:font-name="Noto Serif CJK KR1" fo:font-style="normal" officeooo:rsid="009b384f" officeooo:paragraph-rsid="00e328e0" style:font-name-asian="Noto Serif CJK KR1" style:font-style-asian="normal" style:font-name-complex="Noto Serif CJK KR1" style:font-style-complex="normal"/>
    </style:style>
    <style:style style:name="P99" style:family="paragraph" style:parent-style-name="Standard">
      <style:text-properties style:font-name="Noto Serif CJK KR1" fo:font-style="normal" officeooo:rsid="0099f677" officeooo:paragraph-rsid="00e328e0" style:font-name-asian="Noto Serif CJK KR1" style:font-style-asian="normal" style:font-name-complex="Noto Serif CJK KR1" style:font-style-complex="normal"/>
    </style:style>
    <style:style style:name="P100" style:family="paragraph" style:parent-style-name="Standard">
      <style:text-properties style:font-name="Noto Serif CJK KR1" fo:font-style="normal" officeooo:rsid="00a1d6e8" officeooo:paragraph-rsid="00e328e0" style:font-name-asian="Noto Serif CJK KR1" style:font-style-asian="normal" style:font-name-complex="Noto Serif CJK KR1" style:font-style-complex="normal"/>
    </style:style>
    <style:style style:name="P101" style:family="paragraph" style:parent-style-name="Standard">
      <style:text-properties style:font-name="Noto Serif CJK KR1" fo:font-style="normal" officeooo:rsid="00a3267d" officeooo:paragraph-rsid="00e328e0" style:font-name-asian="Noto Serif CJK KR1" style:font-style-asian="normal" style:font-name-complex="Noto Serif CJK KR1" style:font-style-complex="normal"/>
    </style:style>
    <style:style style:name="P102" style:family="paragraph" style:parent-style-name="Standard">
      <style:text-properties style:font-name="Noto Serif CJK KR1" fo:font-style="normal" officeooo:rsid="00b2b2c4" officeooo:paragraph-rsid="00e328e0" style:font-name-asian="Noto Serif CJK KR1" style:font-style-asian="normal" style:font-name-complex="Noto Serif CJK KR1" style:font-style-complex="normal"/>
    </style:style>
    <style:style style:name="P103" style:family="paragraph" style:parent-style-name="Standard">
      <style:text-properties style:font-name="Noto Serif CJK KR1" fo:font-style="normal" officeooo:rsid="00b4812c" officeooo:paragraph-rsid="00e328e0" style:font-name-asian="Noto Serif CJK KR1" style:font-style-asian="normal" style:font-name-complex="Noto Serif CJK KR1" style:font-style-complex="normal"/>
    </style:style>
    <style:style style:name="P104" style:family="paragraph" style:parent-style-name="Standard">
      <style:text-properties style:font-name="Noto Serif CJK KR1" fo:font-style="normal" officeooo:rsid="00a9c874" officeooo:paragraph-rsid="00a9c874" style:font-name-asian="Noto Serif CJK KR1" style:font-style-asian="normal" style:font-name-complex="Noto Serif CJK KR1" style:font-style-complex="normal"/>
    </style:style>
    <style:style style:name="P105" style:family="paragraph" style:parent-style-name="Standard">
      <style:text-properties style:font-name="Noto Serif CJK KR1" fo:font-style="normal" officeooo:rsid="00a9c874" officeooo:paragraph-rsid="00e5756a" style:font-name-asian="Noto Serif CJK KR1" style:font-style-asian="normal" style:font-name-complex="Noto Serif CJK KR1" style:font-style-complex="normal"/>
    </style:style>
    <style:style style:name="P106" style:family="paragraph" style:parent-style-name="Standard">
      <style:text-properties style:font-name="Noto Serif CJK KR1" fo:font-style="normal" officeooo:rsid="00a9c874" officeooo:paragraph-rsid="00e75ac1" style:font-name-asian="Noto Serif CJK KR1" style:font-style-asian="normal" style:font-name-complex="Noto Serif CJK KR1" style:font-style-complex="normal"/>
    </style:style>
    <style:style style:name="P107" style:family="paragraph" style:parent-style-name="Standard">
      <style:text-properties style:font-name="Noto Serif CJK KR1" fo:font-style="normal" officeooo:rsid="00a9c874" officeooo:paragraph-rsid="00e8d160" style:font-name-asian="Noto Serif CJK KR1" style:font-style-asian="normal" style:font-name-complex="Noto Serif CJK KR1" style:font-style-complex="normal"/>
    </style:style>
    <style:style style:name="P108" style:family="paragraph" style:parent-style-name="Standard">
      <style:text-properties style:font-name="Noto Serif CJK KR1" fo:font-style="normal" officeooo:rsid="00ab6381" officeooo:paragraph-rsid="00e76d05" style:font-name-asian="Noto Serif CJK KR1" style:font-style-asian="normal" style:font-name-complex="Noto Serif CJK KR1" style:font-style-complex="normal"/>
    </style:style>
    <style:style style:name="P109" style:family="paragraph" style:parent-style-name="Standard">
      <style:text-properties style:font-name="Noto Serif CJK KR1" fo:font-style="normal" officeooo:rsid="00ae01e3" officeooo:paragraph-rsid="00e76d05" style:font-name-asian="Noto Serif CJK KR1" style:font-style-asian="normal" style:font-name-complex="Noto Serif CJK KR1" style:font-style-complex="normal"/>
    </style:style>
    <style:style style:name="P110" style:family="paragraph" style:parent-style-name="Standard">
      <style:text-properties style:font-name="Noto Serif CJK KR1" fo:font-style="normal" officeooo:rsid="00b01b0e" officeooo:paragraph-rsid="00b01b0e" style:font-name-asian="Noto Serif CJK KR1" style:font-style-asian="normal" style:font-name-complex="Noto Serif CJK KR1" style:font-style-complex="normal"/>
    </style:style>
    <style:style style:name="P111" style:family="paragraph" style:parent-style-name="Standard">
      <style:text-properties style:font-name="Noto Serif CJK KR1" fo:font-style="normal" officeooo:rsid="00b01b0e" officeooo:paragraph-rsid="00e8d160" style:font-name-asian="Noto Serif CJK KR1" style:font-style-asian="normal" style:font-name-complex="Noto Serif CJK KR1" style:font-style-complex="normal"/>
    </style:style>
    <style:style style:name="P112" style:family="paragraph" style:parent-style-name="Standard">
      <style:text-properties style:font-name="Noto Serif CJK KR1" fo:font-style="normal" officeooo:rsid="00b1507d" officeooo:paragraph-rsid="00e8d160" style:font-name-asian="Noto Serif CJK KR1" style:font-style-asian="normal" style:font-name-complex="Noto Serif CJK KR1" style:font-style-complex="normal"/>
    </style:style>
    <style:style style:name="P113" style:family="paragraph" style:parent-style-name="Standard">
      <style:text-properties style:font-name="Noto Serif CJK KR1" fo:font-style="normal" officeooo:rsid="00b283e5" officeooo:paragraph-rsid="00e8d160" style:font-name-asian="Noto Serif CJK KR1" style:font-style-asian="normal" style:font-name-complex="Noto Serif CJK KR1" style:font-style-complex="normal"/>
    </style:style>
    <style:style style:name="P114" style:family="paragraph" style:parent-style-name="Standard">
      <style:text-properties style:font-name="Noto Serif CJK KR1" fo:font-style="normal" officeooo:rsid="00b4f795" officeooo:paragraph-rsid="00e8d160" style:font-name-asian="Noto Serif CJK KR1" style:font-style-asian="normal" style:font-name-complex="Noto Serif CJK KR1" style:font-style-complex="normal"/>
    </style:style>
    <style:style style:name="P115" style:family="paragraph" style:parent-style-name="Standard">
      <style:text-properties style:font-name="Noto Serif CJK KR1" fo:font-size="16pt" fo:font-style="normal" fo:font-weight="bold" officeooo:rsid="00bca2aa" officeooo:paragraph-rsid="00bca2aa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16" style:family="paragraph" style:parent-style-name="Standard">
      <style:text-properties style:font-name="Noto Serif CJK KR1" fo:font-size="16pt" fo:font-style="normal" fo:font-weight="bold" officeooo:rsid="0068754c" officeooo:paragraph-rsid="0068754c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17" style:family="paragraph" style:parent-style-name="Standard">
      <style:text-properties style:font-name="Noto Serif CJK KR1" fo:font-size="16pt" fo:font-style="normal" fo:font-weight="bold" officeooo:rsid="00d432b9" officeooo:paragraph-rsid="00d432b9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18" style:family="paragraph" style:parent-style-name="Standard">
      <style:text-properties style:font-name="Noto Serif CJK KR1" fo:font-size="16pt" fo:font-style="normal" fo:font-weight="bold" officeooo:rsid="009c3587" officeooo:paragraph-rsid="009c3587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19" style:family="paragraph" style:parent-style-name="Standard">
      <style:text-properties style:font-name="Noto Serif CJK KR1" fo:font-size="16pt" fo:font-style="normal" fo:font-weight="bold" officeooo:rsid="0075433e" officeooo:paragraph-rsid="0075433e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20" style:family="paragraph" style:parent-style-name="Standard">
      <style:text-properties style:font-name="Noto Serif CJK KR1" fo:font-size="16pt" fo:font-style="normal" fo:font-weight="bold" officeooo:rsid="0075433e" officeooo:paragraph-rsid="00dde0e6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21" style:family="paragraph" style:parent-style-name="Standard">
      <style:text-properties style:font-name="Noto Serif CJK KR1" fo:font-size="16pt" fo:font-style="normal" fo:font-weight="bold" officeooo:rsid="0099f677" officeooo:paragraph-rsid="0099f677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22" style:family="paragraph" style:parent-style-name="Standard">
      <style:text-properties style:font-name="Noto Serif CJK KR1" fo:font-size="16pt" fo:font-style="normal" fo:font-weight="bold" officeooo:rsid="00b01b0e" officeooo:paragraph-rsid="00b01b0e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23" style:family="paragraph" style:parent-style-name="Standard">
      <style:text-properties officeooo:paragraph-rsid="00c22671"/>
    </style:style>
    <style:style style:name="P124" style:family="paragraph" style:parent-style-name="Standard">
      <style:text-properties officeooo:paragraph-rsid="00c2d756"/>
    </style:style>
    <style:style style:name="P125" style:family="paragraph" style:parent-style-name="Standard">
      <style:text-properties officeooo:paragraph-rsid="00c3f774"/>
    </style:style>
    <style:style style:name="P126" style:family="paragraph" style:parent-style-name="Standard">
      <style:text-properties officeooo:paragraph-rsid="00c4d8c6"/>
    </style:style>
    <style:style style:name="P127" style:family="paragraph" style:parent-style-name="Standard">
      <style:text-properties officeooo:paragraph-rsid="00c87101"/>
    </style:style>
    <style:style style:name="P128" style:family="paragraph" style:parent-style-name="Standard">
      <style:text-properties officeooo:paragraph-rsid="00c9e504"/>
    </style:style>
    <style:style style:name="T1" style:family="text">
      <style:text-properties officeooo:rsid="006d2cb4"/>
    </style:style>
    <style:style style:name="T2" style:family="text">
      <style:text-properties officeooo:rsid="00796715"/>
    </style:style>
    <style:style style:name="T3" style:family="text">
      <style:text-properties officeooo:rsid="007a9282"/>
    </style:style>
    <style:style style:name="T4" style:family="text">
      <style:text-properties officeooo:rsid="008525d8"/>
    </style:style>
    <style:style style:name="T5" style:family="text">
      <style:text-properties officeooo:rsid="0085e3aa"/>
    </style:style>
    <style:style style:name="T6" style:family="text">
      <style:text-properties officeooo:rsid="00889dc3"/>
    </style:style>
    <style:style style:name="T7" style:family="text">
      <style:text-properties officeooo:rsid="008e99de"/>
    </style:style>
    <style:style style:name="T8" style:family="text">
      <style:text-properties officeooo:rsid="0092002a"/>
    </style:style>
    <style:style style:name="T9" style:family="text">
      <style:text-properties officeooo:rsid="0092d211"/>
    </style:style>
    <style:style style:name="T10" style:family="text">
      <style:text-properties officeooo:rsid="0095ace9"/>
    </style:style>
    <style:style style:name="T11" style:family="text">
      <style:text-properties officeooo:rsid="009a7edb"/>
    </style:style>
    <style:style style:name="T12" style:family="text">
      <style:text-properties officeooo:rsid="009c3587"/>
    </style:style>
    <style:style style:name="T13" style:family="text">
      <style:text-properties officeooo:rsid="00a4a347"/>
    </style:style>
    <style:style style:name="T14" style:family="text">
      <style:text-properties style:font-name="Noto Serif CJK KR1" fo:font-style="normal" officeooo:rsid="00615aed" style:font-name-asian="Noto Serif CJK KR1" style:font-style-asian="normal" style:font-name-complex="Noto Serif CJK KR1" style:font-style-complex="normal"/>
    </style:style>
    <style:style style:name="T15" style:family="text">
      <style:text-properties style:font-name="Noto Serif CJK KR1" fo:font-style="normal" officeooo:rsid="001861d9" style:font-name-asian="Noto Serif CJK KR1" style:font-style-asian="normal" style:font-name-complex="Noto Serif CJK KR1" style:font-style-complex="normal"/>
    </style:style>
    <style:style style:name="T16" style:family="text">
      <style:text-properties style:font-name="Noto Serif CJK KR1" fo:font-style="normal" officeooo:rsid="0063090c" style:font-name-asian="Noto Serif CJK KR1" style:font-style-asian="normal" style:font-name-complex="Noto Serif CJK KR1" style:font-style-complex="normal"/>
    </style:style>
    <style:style style:name="T17" style:family="text">
      <style:text-properties style:font-name="Noto Serif CJK KR1" fo:font-style="normal" officeooo:rsid="00bca2aa" style:font-name-asian="Noto Serif CJK KR1" style:font-style-asian="normal" style:font-name-complex="Noto Serif CJK KR1" style:font-style-complex="normal"/>
    </style:style>
    <style:style style:name="T18" style:family="text">
      <style:text-properties style:font-name="Noto Serif CJK KR1" fo:font-style="normal" officeooo:rsid="001dc698" style:font-name-asian="Noto Serif CJK KR1" style:font-style-asian="normal" style:font-name-complex="Noto Serif CJK KR1" style:font-style-complex="normal"/>
    </style:style>
    <style:style style:name="T19" style:family="text">
      <style:text-properties style:font-name="Noto Serif CJK KR1" fo:font-style="normal" officeooo:rsid="00c22671" style:font-name-asian="Noto Serif CJK KR1" style:font-style-asian="normal" style:font-name-complex="Noto Serif CJK KR1" style:font-style-complex="normal"/>
    </style:style>
    <style:style style:name="T20" style:family="text">
      <style:text-properties style:font-name="Noto Serif CJK KR1" fo:font-style="normal" officeooo:rsid="00637d41" style:font-name-asian="Noto Serif CJK KR1" style:font-style-asian="normal" style:font-name-complex="Noto Serif CJK KR1" style:font-style-complex="normal"/>
    </style:style>
    <style:style style:name="T21" style:family="text">
      <style:text-properties style:font-name="Noto Serif CJK KR1" fo:font-style="normal" officeooo:rsid="00647219" style:font-name-asian="Noto Serif CJK KR1" style:font-style-asian="normal" style:font-name-complex="Noto Serif CJK KR1" style:font-style-complex="normal"/>
    </style:style>
    <style:style style:name="T22" style:family="text">
      <style:text-properties style:font-name="Noto Serif CJK KR1" fo:font-style="normal" officeooo:rsid="00c2d756" style:font-name-asian="Noto Serif CJK KR1" style:font-style-asian="normal" style:font-name-complex="Noto Serif CJK KR1" style:font-style-complex="normal"/>
    </style:style>
    <style:style style:name="T23" style:family="text">
      <style:text-properties style:font-name="Noto Serif CJK KR1" fo:font-style="normal" officeooo:rsid="0064019b" style:font-name-asian="Noto Serif CJK KR1" style:font-style-asian="normal" style:font-name-complex="Noto Serif CJK KR1" style:font-style-complex="normal"/>
    </style:style>
    <style:style style:name="T24" style:family="text">
      <style:text-properties style:font-name="Noto Serif CJK KR1" fo:font-style="normal" officeooo:rsid="00c2dabe" style:font-name-asian="Noto Serif CJK KR1" style:font-style-asian="normal" style:font-name-complex="Noto Serif CJK KR1" style:font-style-complex="normal"/>
    </style:style>
    <style:style style:name="T25" style:family="text">
      <style:text-properties style:font-name="Noto Serif CJK KR1" fo:font-style="normal" officeooo:rsid="00c3f774" style:font-name-asian="Noto Serif CJK KR1" style:font-style-asian="normal" style:font-name-complex="Noto Serif CJK KR1" style:font-style-complex="normal"/>
    </style:style>
    <style:style style:name="T26" style:family="text">
      <style:text-properties style:font-name="Noto Serif CJK KR1" fo:font-style="normal" officeooo:rsid="0065d790" style:font-name-asian="Noto Serif CJK KR1" style:font-style-asian="normal" style:font-name-complex="Noto Serif CJK KR1" style:font-style-complex="normal"/>
    </style:style>
    <style:style style:name="T27" style:family="text">
      <style:text-properties style:font-name="Noto Serif CJK KR1" fo:font-style="normal" officeooo:rsid="00c4d8c6" style:font-name-asian="Noto Serif CJK KR1" style:font-style-asian="normal" style:font-name-complex="Noto Serif CJK KR1" style:font-style-complex="normal"/>
    </style:style>
    <style:style style:name="T28" style:family="text">
      <style:text-properties style:font-name="Noto Serif CJK KR1" fo:font-style="normal" officeooo:rsid="00c69d96" style:font-name-asian="Noto Serif CJK KR1" style:font-style-asian="normal" style:font-name-complex="Noto Serif CJK KR1" style:font-style-complex="normal"/>
    </style:style>
    <style:style style:name="T29" style:family="text">
      <style:text-properties style:font-name="Noto Serif CJK KR1" fo:font-style="normal" officeooo:rsid="00c87101" style:font-name-asian="Noto Serif CJK KR1" style:font-style-asian="normal" style:font-name-complex="Noto Serif CJK KR1" style:font-style-complex="normal"/>
    </style:style>
    <style:style style:name="T30" style:family="text">
      <style:text-properties style:font-name="Noto Serif CJK KR1" fo:font-style="normal" officeooo:rsid="00c9e504" style:font-name-asian="Noto Serif CJK KR1" style:font-style-asian="normal" style:font-name-complex="Noto Serif CJK KR1" style:font-style-complex="normal"/>
    </style:style>
    <style:style style:name="T31" style:family="text">
      <style:text-properties officeooo:rsid="001dc698"/>
    </style:style>
    <style:style style:name="T32" style:family="text">
      <style:text-properties officeooo:rsid="00bca2aa"/>
    </style:style>
    <style:style style:name="T33" style:family="text">
      <style:text-properties officeooo:rsid="00615aed"/>
    </style:style>
    <style:style style:name="T34" style:family="text">
      <style:text-properties officeooo:rsid="001861d9"/>
    </style:style>
    <style:style style:name="T35" style:family="text">
      <style:text-properties fo:color="#3465a4" style:font-name="Noto Serif CJK KR1" fo:font-style="normal" officeooo:rsid="00bca2aa" style:font-name-asian="Noto Serif CJK KR1" style:font-style-asian="normal" style:font-name-complex="Noto Serif CJK KR1" style:font-style-complex="normal"/>
    </style:style>
    <style:style style:name="T36" style:family="text">
      <style:text-properties fo:color="#3465a4" style:font-name="Noto Serif CJK KR1" fo:font-style="normal" officeooo:rsid="00c2d756" style:font-name-asian="Noto Serif CJK KR1" style:font-style-asian="normal" style:font-name-complex="Noto Serif CJK KR1" style:font-style-complex="normal"/>
    </style:style>
    <style:style style:name="T37" style:family="text">
      <style:text-properties fo:color="#3465a4" style:font-name="Noto Serif CJK KR1" fo:font-style="normal" officeooo:rsid="00c4d8c6" style:font-name-asian="Noto Serif CJK KR1" style:font-style-asian="normal" style:font-name-complex="Noto Serif CJK KR1" style:font-style-complex="normal"/>
    </style:style>
    <style:style style:name="T38" style:family="text">
      <style:text-properties officeooo:rsid="0063090c"/>
    </style:style>
    <style:style style:name="T39" style:family="text">
      <style:text-properties officeooo:rsid="00bd7407"/>
    </style:style>
    <style:style style:name="T40" style:family="text">
      <style:text-properties officeooo:rsid="00bf4ed7"/>
    </style:style>
    <style:style style:name="T41" style:family="text">
      <style:text-properties officeooo:rsid="00c05133"/>
    </style:style>
    <style:style style:name="T42" style:family="text">
      <style:text-properties officeooo:rsid="00c22671"/>
    </style:style>
    <style:style style:name="T43" style:family="text">
      <style:text-properties officeooo:rsid="00c2d756"/>
    </style:style>
    <style:style style:name="T44" style:family="text">
      <style:text-properties officeooo:rsid="00c3f774"/>
    </style:style>
    <style:style style:name="T45" style:family="text">
      <style:text-properties officeooo:rsid="00c490c3"/>
    </style:style>
    <style:style style:name="T46" style:family="text">
      <style:text-properties officeooo:rsid="00c4d8c6"/>
    </style:style>
    <style:style style:name="T47" style:family="text">
      <style:text-properties officeooo:rsid="00c69d96"/>
    </style:style>
    <style:style style:name="T48" style:family="text">
      <style:text-properties officeooo:rsid="00c87101"/>
    </style:style>
    <style:style style:name="T49" style:family="text">
      <style:text-properties officeooo:rsid="00c9e504"/>
    </style:style>
    <style:style style:name="T50" style:family="text">
      <style:text-properties officeooo:rsid="0066c28c"/>
    </style:style>
    <style:style style:name="T51" style:family="text">
      <style:text-properties officeooo:rsid="00cb915b"/>
    </style:style>
    <style:style style:name="T52" style:family="text">
      <style:text-properties officeooo:rsid="00cc49fa"/>
    </style:style>
    <style:style style:name="T53" style:family="text">
      <style:text-properties officeooo:rsid="00ce3e30"/>
    </style:style>
    <style:style style:name="T54" style:family="text">
      <style:text-properties officeooo:rsid="00ce702d"/>
    </style:style>
    <style:style style:name="T55" style:family="text">
      <style:text-properties officeooo:rsid="00cfb956"/>
    </style:style>
    <style:style style:name="T56" style:family="text">
      <style:text-properties officeooo:rsid="00d16935"/>
    </style:style>
    <style:style style:name="T57" style:family="text">
      <style:text-properties officeooo:rsid="00d27ca0"/>
    </style:style>
    <style:style style:name="T58" style:family="text">
      <style:text-properties officeooo:rsid="00d432b9"/>
    </style:style>
    <style:style style:name="T59" style:family="text">
      <style:text-properties officeooo:rsid="00d4a334"/>
    </style:style>
    <style:style style:name="T60" style:family="text">
      <style:text-properties officeooo:rsid="00d641ea"/>
    </style:style>
    <style:style style:name="T61" style:family="text">
      <style:text-properties officeooo:rsid="00d6c3c0"/>
    </style:style>
    <style:style style:name="T62" style:family="text">
      <style:text-properties officeooo:rsid="00d74dd0"/>
    </style:style>
    <style:style style:name="T63" style:family="text">
      <style:text-properties officeooo:rsid="00d7e5bb"/>
    </style:style>
    <style:style style:name="T64" style:family="text">
      <style:text-properties officeooo:rsid="00da5029"/>
    </style:style>
    <style:style style:name="T65" style:family="text">
      <style:text-properties officeooo:rsid="00811fc7"/>
    </style:style>
    <style:style style:name="T66" style:family="text">
      <style:text-properties officeooo:rsid="00dbfc19"/>
    </style:style>
    <style:style style:name="T67" style:family="text">
      <style:text-properties officeooo:rsid="00dcf9e3"/>
    </style:style>
    <style:style style:name="T68" style:family="text">
      <style:text-properties officeooo:rsid="00dd6313"/>
    </style:style>
    <style:style style:name="T69" style:family="text">
      <style:text-properties officeooo:rsid="00df6955"/>
    </style:style>
    <style:style style:name="T70" style:family="text">
      <style:text-properties officeooo:rsid="00e328e0"/>
    </style:style>
    <style:style style:name="T71" style:family="text">
      <style:text-properties officeooo:rsid="00e48e5e"/>
    </style:style>
    <style:style style:name="T72" style:family="text">
      <style:text-properties officeooo:rsid="00e76d05"/>
    </style:style>
    <style:style style:name="T73" style:family="text">
      <style:text-properties officeooo:rsid="00e8d1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1. 표준 header_file</text:p>
      <text:p text:style-name="P5"/>
      <text:p text:style-name="P60"><text:span text:style-name="T34"><text:s/>■ </text:span>#include <text:span text:style-name="T58">header_file</text:span> : <text:span text:style-name="T58">header_file</text:span>적용</text:p>
      <text:p text:style-name="P60"><text:s text:c="2"/>- <text:span text:style-name="T58">&lt;header_file&gt; : 표준 include directory의 header_file 적용</text:span></text:p>
      <text:p text:style-name="P60"><text:s text:c="2"/>- “<text:span text:style-name="T58">header_file” : 실행 파일이 있는 directory의 header_file 적용</text:span></text:p>
      <text:p text:style-name="P61"><text:span text:style-name="T33"><text:s text:c="2"/></text:span><text:span text:style-name="T31">◆ </text:span>&lt;stdio.h&gt; : 표준 입출력</text:p>
      <text:p text:style-name="P62"><text:span text:style-name="T33"><text:s text:c="2"/></text:span><text:span text:style-name="T31">◆ </text:span>&lt;limits.h&gt; : 자료형의 최댓값과 최솟값</text:p>
      <text:p text:style-name="P82"><text:span text:style-name="T33"><text:s text:c="2"/></text:span><text:span text:style-name="T31">◆ </text:span>&lt;stdint.h&gt; : 크기가 표시된 정수 자료형과 그 최소 최댓값</text:p>
      <text:p text:style-name="P88"><text:span text:style-name="T33"><text:s text:c="2"/></text:span><text:span text:style-name="T31">◆ </text:span>&lt;float.h&gt; : 실수 자료형의 최소 최대값이 정의</text:p>
      <text:p text:style-name="P105"><text:span text:style-name="T33"><text:s text:c="2"/></text:span><text:span text:style-name="T31">◆ </text:span>&lt;math.h&gt; : 수학 관련 함수, 실수의 나머지 연산 함수 </text:p>
      <text:p text:style-name="P5"/>
      <text:p text:style-name="P118"><text:span text:style-name="T59">2. </text:span>입출력</text:p>
      <text:p text:style-name="P64"/>
      <text:p text:style-name="P65"><text:span text:style-name="T34"><text:s/>■ </text:span>printf(“content”) : content를 출력</text:p>
      <text:p text:style-name="P66"><text:span text:style-name="T33"><text:s text:c="2"/></text:span><text:span text:style-name="T31">◆ </text:span>printf(%?, “content”) :%? 에 맞는 특정 서식으로 content가 출력됨</text:p>
      <text:p text:style-name="P18"><text:s text:c="3"/>- 여러개 받을 수 있음</text:p>
      <text:p text:style-name="P19"><text:s text:c="3"/><text:span text:style-name="T60">ex) </text:span>printf(“%? %?”, content<text:span text:style-name="T60">1</text:span>, content2)</text:p>
      <text:p text:style-name="P67"><text:s text:c="2"/><text:span text:style-name="T31">◆ </text:span>%s : 문자열</text:p>
      <text:p text:style-name="P67"><text:span text:style-name="T33"><text:s text:c="2"/></text:span><text:span text:style-name="T31">◆ </text:span>%<text:span text:style-name="T2">d : 정수</text:span></text:p>
      <text:p text:style-name="P67"><text:span text:style-name="T33"><text:s text:c="2"/></text:span><text:span text:style-name="T31">◆ </text:span>%<text:span text:style-name="T2">ld : long </text:span><text:span text:style-name="T60">int</text:span></text:p>
      <text:p text:style-name="P69"><text:span text:style-name="T33"><text:s text:c="2"/></text:span><text:span text:style-name="T31">◆ </text:span>%lld : long long <text:span text:style-name="T60">int</text:span></text:p>
      <text:p text:style-name="P69"><text:span text:style-name="T33"><text:s text:c="2"/></text:span><text:span text:style-name="T31">◆ </text:span>%<text:span text:style-name="T3">u : 부호 없는 정수</text:span></text:p>
      <text:p text:style-name="P69"><text:span text:style-name="T33"><text:s text:c="2"/></text:span><text:span text:style-name="T31">◆ </text:span>%<text:span text:style-name="T3">ul : unsigned long </text:span><text:span text:style-name="T60">int</text:span></text:p>
      <text:p text:style-name="P69"><text:span text:style-name="T33"><text:s text:c="2"/></text:span><text:span text:style-name="T31">◆ </text:span>%<text:span text:style-name="T3">ull : unsigned long long </text:span><text:span text:style-name="T60">int</text:span></text:p>
      <text:p text:style-name="P69"><text:span text:style-name="T33"><text:s text:c="2"/></text:span><text:span text:style-name="T31">◆ </text:span>%<text:span text:style-name="T5">f : float, double</text:span></text:p>
      <text:p text:style-name="P69"><text:span text:style-name="T33"><text:s text:c="2"/></text:span><text:span text:style-name="T31">◆ </text:span>%<text:span text:style-name="T5">Lf : long double</text:span></text:p>
      <text:p text:style-name="P69"><text:span text:style-name="T33"><text:s text:c="2"/></text:span><text:span text:style-name="T31">◆ </text:span>%<text:span text:style-name="T6">e : float, double 지수표기법</text:span></text:p>
      <text:p text:style-name="P69"><text:span text:style-name="T33"><text:s text:c="2"/></text:span><text:span text:style-name="T31">◆ </text:span>%<text:span text:style-name="T6">Le : long double 지수표기법</text:span></text:p>
      <text:p text:style-name="P69"><text:span text:style-name="T33"><text:s text:c="2"/></text:span><text:span text:style-name="T31">◆ </text:span>%<text:span text:style-name="T8">c : 문자형</text:span></text:p>
      <text:p text:style-name="P69"><text:span text:style-name="T33"><text:s text:c="2"/></text:span><text:span text:style-name="T31">◆</text:span>%<text:span text:style-name="T9">x :16진수 </text:span></text:p>
      <text:p text:style-name="P69"><text:span text:style-name="T9"><text:s text:c="3"/>- </text:span><text:span text:style-name="T60">10진수와 차이를 두기 위해 </text:span><text:span text:style-name="T9">앞에 0x를 붙임</text:span></text:p>
      <text:p text:style-name="P13"><text:s text:c="3"/><text:span text:style-name="T60">ex) </text:span>0x%x</text:p>
      <text:p text:style-name="P71"><text:span text:style-name="T33"><text:s text:c="2"/></text:span><text:span text:style-name="T31">◆ </text:span>%<text:span text:style-name="T11">o : 8진수</text:span></text:p>
      <text:p text:style-name="P13"/>
      <text:p text:style-name="P71"><text:span text:style-name="T34"><text:s/>■ <text:s/></text:span>s<text:span text:style-name="T12">canf(“%?”, </text:span><text:span text:style-name="T60">address</text:span><text:span text:style-name="T12">) : %?서식으로 입력 받아 </text:span><text:span text:style-name="T60">address</text:span><text:span text:style-name="T12">의 값에 저장</text:span></text:p>
      <text:p text:style-name="P71"><text:s text:c="2"/>- <text:span text:style-name="T60">pritnf 함수와 매개변수의 형식이 같다.</text:span></text:p>
      <text:p text:style-name="P13"/>
      <text:p text:style-name="P13"/>
      <text:p text:style-name="P72"><text:span text:style-name="T34"><text:s/>■ <text:s/></text:span>getchar() : 문자를 하나 입력 받음</text:p>
      <text:p text:style-name="P20"/>
      <text:p text:style-name="P72"><text:span text:style-name="T34"><text:s/>■ <text:s/></text:span>putchar(문자 변수) : 문자 변수를 출력함</text:p>
      <text:p text:style-name="P20"><text:soft-page-break/></text:p>
      <text:p text:style-name="P20"/>
      <text:p text:style-name="P6"/>
      <text:p text:style-name="P119">기타</text:p>
      <text:p text:style-name="P6"/>
      <text:p text:style-name="P67"><text:span text:style-name="T34"><text:s/>■ <text:s/></text:span>문장의 끝은 세미콜론<text:span text:style-name="T60">(;)</text:span></text:p>
      <text:p text:style-name="P1"/>
      <text:p text:style-name="P25"><text:span text:style-name="T34"><text:s/>■ </text:span>주석 처리</text:p>
      <text:p text:style-name="P25"><text:s text:c="2"/><text:span text:style-name="T31">◆ </text:span>// 한 줄 : 한 줄을 주석 처리</text:p>
      <text:p text:style-name="P25"><text:s text:c="2"/><text:span text:style-name="T31">◆ </text:span>/* 여러 줄 */ : 여러 줄을 주석 처리</text:p>
      <text:p text:style-name="P1"/>
      <text:p text:style-name="P73"><text:span text:style-name="T34"><text:s/>■ </text:span>변수는 자료형을 선언 해줘야 한다.</text:p>
      <text:p text:style-name="P7"/>
      <text:p text:style-name="P73"><text:span text:style-name="T34"><text:s/>■ </text:span><text:span text:style-name="T61">1바이트 = 8비트</text:span></text:p>
      <text:p text:style-name="P73"><text:s text:c="2"/>- 비트 당 <text:span text:style-name="T61">2자리 저장 가능</text:span></text:p>
      <text:p text:style-name="P73"><text:s text:c="2"/>- 자리수는 <text:span text:style-name="T61">2진수를 표현하는데 쓰이므로 n비트는 2^n만큼의 크기를 저장 할 수 있다.</text:span></text:p>
      <text:p text:style-name="P73"/>
      <text:p text:style-name="P97"><text:span text:style-name="T34">■ </text:span>리터럴 : 문자 그대로, 값 그 자체를 뜻함</text:p>
      <text:p text:style-name="P73"/>
      <text:p text:style-name="P120">자료형</text:p>
      <text:p text:style-name="P73"/>
      <text:p text:style-name="P73"><text:span text:style-name="T34"><text:s/>■ </text:span>변수 종류</text:p>
      <text:p text:style-name="P73"><text:span text:style-name="T33"><text:s text:c="2"/></text:span><text:span text:style-name="T31">◆ </text:span>char : <text:s/>문자형, <text:span text:style-name="T2">1바이트 </text:span></text:p>
      <text:p text:style-name="P75"><text:span text:style-name="T33"><text:s text:c="2"/></text:span><text:span text:style-name="T31">◆</text:span><text:span text:style-name="T34"> </text:span>short, <text:span text:style-name="T62">short int :</text:span> 정수, <text:span text:style-name="T62">2바이트</text:span></text:p>
      <text:p text:style-name="P75"><text:span text:style-name="T33"><text:s text:c="2"/></text:span><text:span text:style-name="T31">◆ </text:span>int : 정수, <text:span text:style-name="T2">4</text:span>바이트</text:p>
      <text:p text:style-name="P75"><text:span text:style-name="T33"><text:s text:c="2"/></text:span><text:span text:style-name="T31">◆ </text:span>long, <text:span text:style-name="T62">long int :</text:span> 정수, <text:span text:style-name="T2">4바이트 / 리눅스에선 8바이트</text:span></text:p>
      <text:p text:style-name="P70"><text:span text:style-name="T33"><text:s text:c="2"/></text:span><text:span text:style-name="T31">◆</text:span>long long, <text:span text:style-name="T62">long long int : 정수,</text:span> 8바이트</text:p>
      <text:p text:style-name="P75"><text:span text:style-name="T33"><text:s text:c="2"/></text:span><text:span text:style-name="T31">◆ </text:span>float : 실수, <text:span text:style-name="T2">4바이트</text:span></text:p>
      <text:p text:style-name="P75"><text:span text:style-name="T33"><text:s text:c="2"/></text:span><text:span text:style-name="T31">◆ </text:span>double : 실수, <text:span text:style-name="T2">8바이트</text:span></text:p>
      <text:p text:style-name="P78"><text:span text:style-name="T33"><text:s text:c="2"/></text:span><text:span text:style-name="T31">◆ </text:span>long double : 실수, 8바이트 / 리눅스에선 <text:span text:style-name="T4">16바이트</text:span></text:p>
      <text:p text:style-name="P75"><text:span text:style-name="T33"><text:s text:c="2"/></text:span><text:span text:style-name="T31">◆ </text:span>void : </text:p>
      <text:p text:style-name="P70"><text:span text:style-name="T33"><text:s text:c="2"/></text:span><text:span text:style-name="T31">◆ </text:span>unsigned -&gt; 0부터 시작, 음수 없음, 바이트는 같음</text:p>
      <text:p text:style-name="P70"><text:s text:c="2"/><text:span text:style-name="T62">ex) unsigend char = 0~255</text:span></text:p>
      <text:p text:style-name="P76"><text:span text:style-name="T34"><text:s/></text:span></text:p>
      <text:p text:style-name="P76"><text:span text:style-name="T34"><text:s/>■ 변수 여러 개 한번에 선언</text:span></text:p>
      <text:p text:style-name="P77"><text:span text:style-name="T33"><text:s text:c="2"/></text:span><text:span text:style-name="T31">◆</text:span> 자료형 변수, 변수, 변수 ...;</text:p>
      <text:p text:style-name="P76"><text:span text:style-name="T63"><text:s text:c="2"/>ex) type v1, v2, v3;</text:span></text:p>
      <text:p text:style-name="P7"/>
      <text:p text:style-name="P79"><text:span text:style-name="T34"><text:s/>■ </text:span>오버플로우 : 값이 양의 방향으로 자료형의 크기를 넘었을 때 가장 작은 수 부터 처리</text:p>
      <text:p text:style-name="P8"><text:s text:c="2"/>- 실수 자료형은 무한대가 된다.</text:p>
      <text:p text:style-name="P79"><text:span text:style-name="T34"><text:s/></text:span></text:p>
      <text:p text:style-name="P79"><text:span text:style-name="T34"><text:s/>■ </text:span>언더플로우 : 값이 음의 방향으로 자료형의 크기를 넘었을 때 가장 큰 수 부터 역으로 처리</text:p>
      <text:p text:style-name="P8"><text:soft-page-break/><text:s text:c="2"/>- 실수 자료형은 <text:span text:style-name="T7">0이된다.</text:span></text:p>
      <text:p text:style-name="P1"/>
      <text:p text:style-name="P80"><text:span text:style-name="T34"><text:s/>■ </text:span>sizeof(자료형) : 자료형의 바이트를 구한다.</text:p>
      <text:p text:style-name="P1"/>
      <text:p text:style-name="P63"><text:span text:style-name="T34"><text:s/>■ </text:span>&lt;limits.h&gt;</text:p>
      <text:p text:style-name="P81"><text:span text:style-name="T33"><text:s text:c="2"/></text:span><text:span text:style-name="T31">◆ </text:span>CHAR_MIN : <text:span text:style-name="T64">char의 최솟값</text:span></text:p>
      <text:p text:style-name="P81"><text:span text:style-name="T33"><text:s text:c="2"/></text:span><text:span text:style-name="T31">◆ </text:span>SHRT_MIN : <text:span text:style-name="T64">short의 최솟값</text:span></text:p>
      <text:p text:style-name="P81"><text:span text:style-name="T33"><text:s text:c="2"/></text:span><text:span text:style-name="T31">◆ </text:span>INT_MIN : <text:span text:style-name="T64">int의 최솟값</text:span></text:p>
      <text:p text:style-name="P81"><text:span text:style-name="T33"><text:s text:c="2"/></text:span><text:span text:style-name="T31">◆ </text:span>LONG_MIN : <text:span text:style-name="T64">long의 <text:s/>최솟값</text:span></text:p>
      <text:p text:style-name="P81"><text:span text:style-name="T33"><text:s text:c="2"/></text:span><text:span text:style-name="T31">◆ </text:span>LLONG_MIN : <text:span text:style-name="T64">long long의 최솟값</text:span></text:p>
      <text:p text:style-name="P81"><text:s text:c="3"/>- 각 매크로 앞에 <text:span text:style-name="T64">U를 붙이면 unsigned 자료형을 뜻한다.</text:span></text:p>
      <text:p text:style-name="P81"><text:s text:c="3"/>- 각 매크로 뒤에 <text:span text:style-name="T64">MIN 대신 MAX를 입력하면 최댓값을 뜻한다.</text:span></text:p>
      <text:p text:style-name="P81"><text:s text:c="3"/><text:span text:style-name="T64">ex) </text:span><text:s/><text:span text:style-name="T65">UCHAR_MAX : </text:span><text:span text:style-name="T64">unsigned char의 최댓값</text:span></text:p>
      <text:p text:style-name="P9"/>
      <text:p text:style-name="P82"><text:span text:style-name="T34"><text:s/>■</text:span> &lt;stdint.h&gt; : 크기가 표시된 정수 자료형과 그 최소 최대값 정의</text:p>
      <text:p text:style-name="P83"><text:span text:style-name="T33"><text:s text:c="2"/></text:span><text:span text:style-name="T31">◆ </text:span>int8_t : 정수, <text:span text:style-name="T66">8비트</text:span></text:p>
      <text:p text:style-name="P83"><text:span text:style-name="T33"><text:s text:c="2"/></text:span><text:span text:style-name="T31">◆ </text:span>int16_t : 정수, <text:span text:style-name="T66">16비트</text:span></text:p>
      <text:p text:style-name="P83"><text:span text:style-name="T31"><text:s text:c="2"/>◆ </text:span>int<text:span text:style-name="T66">32</text:span>_t : 정수, <text:span text:style-name="T66">32비트</text:span></text:p>
      <text:p text:style-name="P83"><text:span text:style-name="T33"><text:s text:c="2"/></text:span><text:span text:style-name="T31">◆ </text:span>int 64_t : 정수, 64비트</text:p>
      <text:p text:style-name="P84"><text:span text:style-name="T33"><text:s text:c="3"/>- 앞에 </text:span><text:span text:style-name="T66">u를 붙이면 unsigned int를 뜻한다.</text:span></text:p>
      <text:p text:style-name="P84"><text:span text:style-name="T31"><text:s text:c="3"/></text:span><text:span text:style-name="T66">ex)</text:span><text:span text:style-name="T31"> </text:span>uint8_t : 부호 없는 정수, <text:span text:style-name="T66">8비트</text:span></text:p>
      <text:p text:style-name="P85"/>
      <text:p text:style-name="P85"><text:span text:style-name="T33"><text:s text:c="2"/></text:span><text:span text:style-name="T31">◆ </text:span>INT8_MIN : <text:span text:style-name="T67">int8_t의 최솟값</text:span></text:p>
      <text:p text:style-name="P85"><text:span text:style-name="T33"><text:s text:c="3"/>- 앞에 </text:span><text:span text:style-name="T67">U를 붙이면 unsigned, MIN대신 MAX를 입력하면 최댓값을 뜻한다.</text:span></text:p>
      <text:p text:style-name="P85"><text:s text:c="3"/><text:span text:style-name="T67">ex) UINT16_MAX : uint16_t의 최댓</text:span></text:p>
      <text:p text:style-name="P86"/>
      <text:p text:style-name="P87"><text:span text:style-name="T34"><text:s/>■ </text:span>지수 표기법</text:p>
      <text:p text:style-name="P87"><text:span text:style-name="T33"><text:s text:c="2"/></text:span><text:span text:style-name="T31">◆ </text:span>3.2e5f = e5 -&gt; 10^5 =&gt; 300000</text:p>
      <text:p text:style-name="P87"><text:s text:c="7"/>-1.2e-2 = 10^-2 =&gt; -0.012</text:p>
      <text:p text:style-name="P87"><text:span text:style-name="T33"><text:s text:c="2"/></text:span><text:span text:style-name="T31">◆ </text:span>f<text:span text:style-name="T68">loat</text:span>에는 뒤에 f를 붙임</text:p>
      <text:p text:style-name="P87"><text:span text:style-name="T33"><text:s text:c="2"/></text:span><text:span text:style-name="T31">◆ </text:span>double은 뒤에 붙이는 것 없음</text:p>
      <text:p text:style-name="P87"><text:span text:style-name="T33"><text:s text:c="2"/></text:span><text:span text:style-name="T31">◆ </text:span>long double은 뒤에 <text:span text:style-name="T68">l을</text:span> 붙임.</text:p>
      <text:p text:style-name="P10"/>
      <text:p text:style-name="P88"><text:span text:style-name="T34"><text:s/>■ </text:span>&lt;float.h&gt; : 실수 자료형의 최소 최대값이 정의</text:p>
      <text:p text:style-name="P89"><text:span text:style-name="T33"><text:s text:c="2"/></text:span><text:span text:style-name="T31">◆ </text:span>FLT_MIN : <text:span text:style-name="T69">float 최솟값</text:span></text:p>
      <text:p text:style-name="P89"><text:span text:style-name="T33"><text:s text:c="2"/></text:span><text:span text:style-name="T31">◆ </text:span>DBL_MIN : <text:span text:style-name="T69">double 최솟값</text:span></text:p>
      <text:p text:style-name="P89"><text:span text:style-name="T33"><text:s text:c="2"/></text:span><text:span text:style-name="T31">◆ </text:span>LDBL_MIN : <text:span text:style-name="T69">long double 최솟값</text:span></text:p>
      <text:p text:style-name="P89"><text:s text:c="3"/>- <text:span text:style-name="T69">MIN대신 MAX를 입력하면 최댓값을 뜻한다.</text:span></text:p>
      <text:p text:style-name="P11"/>
      <text:p text:style-name="P90"><text:span text:style-name="T34"><text:s/>■ </text:span>문자형</text:p>
      <text:p text:style-name="P90"><text:span text:style-name="T33"><text:s text:c="2"/></text:span><text:span text:style-name="T31">◆ ‘</text:span>a’ = 97</text:p>
      <text:p text:style-name="P90"><text:span text:style-name="T33"><text:s text:c="2"/></text:span><text:span text:style-name="T31">◆</text:span> ‘z’ = 122</text:p>
      <text:p text:style-name="P90"><text:soft-page-break/><text:span text:style-name="T33"><text:s text:c="2"/></text:span><text:span text:style-name="T31">◆ ‘</text:span>A’ = 65 </text:p>
      <text:p text:style-name="P90"><text:span text:style-name="T33"><text:s text:c="2"/></text:span><text:span text:style-name="T31">◆ ‘</text:span>Z’ = 90</text:p>
      <text:p text:style-name="P91"><text:span text:style-name="T33"><text:s text:c="2"/></text:span><text:span text:style-name="T31">◆ ‘</text:span>0’ = 48 : 숫자에 48을 더하면 문자형 숫자로 바꿀 수 있다.</text:p>
      <text:p text:style-name="P12"/>
      <text:p text:style-name="P90"><text:span text:style-name="T34"><text:s/>■ </text:span>‘문자’ : 작은 따음표로 표현</text:p>
      <text:p text:style-name="P90"><text:span text:style-name="T34"><text:s text:c="2"/>- 하나의 문자</text:span>만 묶을 수 있음</text:p>
      <text:p text:style-name="P12"/>
      <text:p text:style-name="P93"><text:span text:style-name="T34"><text:s/>■ </text:span>문자도 숫자이기 때문에 연산 가능</text:p>
      <text:p text:style-name="P14"/>
      <text:p text:style-name="P94"><text:span text:style-name="T34"><text:s/>■ 특수하게 </text:span>제어문자는 두개의 문자 저장 가능 </text:p>
      <text:p text:style-name="P95"><text:span text:style-name="T33"><text:s text:c="2"/></text:span><text:span text:style-name="T31">◆</text:span> ‘\n’ : 새 줄로 줄 바꿈</text:p>
      <text:p text:style-name="P95"><text:span text:style-name="T33"><text:s text:c="2"/></text:span><text:span text:style-name="T31">◆ </text:span>‘<text:span text:style-name="T10">\r’ <text:s/>: 줄의 시작 위치로 되돌아감</text:span></text:p>
      <text:p text:style-name="P26"><text:s text:c="2"/><text:span text:style-name="T31">◆ </text:span>‘<text:span text:style-name="T10">\t’ : 수평 탭</text:span></text:p>
      <text:p text:style-name="P1"/>
      <text:p text:style-name="P92"><text:span text:style-name="T34"><text:s/>■ </text:span>상수 : 변하지 않는 값</text:p>
      <text:p text:style-name="P15"><text:s text:c="2"/>- 처음 선언할 때 값을 할당 해 줘야함</text:p>
      <text:p text:style-name="P16"/>
      <text:p text:style-name="P97"><text:span text:style-name="T34"><text:s/>■ </text:span><text:span text:style-name="T70">const 로 상수 선언</text:span></text:p>
      <text:p text:style-name="P97"><text:s/><text:span text:style-name="T70">ex) </text:span>const int con1 = 10 : con1은 상수가 됨</text:p>
      <text:p text:style-name="P98"><text:span text:style-name="T33"><text:s text:c="2"/></text:span><text:span text:style-name="T31">◆ </text:span><text:span text:style-name="T70">const 는 자료형 앞에 붙여도 되고 뒤에 붙여도 된다.</text:span></text:p>
      <text:p text:style-name="P98"><text:s text:c="2"/><text:span text:style-name="T70">ex) int const con1 과 const int con1 모두 con1이 상수로 선언된다.</text:span></text:p>
      <text:p text:style-name="P16"/>
      <text:p text:style-name="P99"><text:span text:style-name="T34"><text:s/>■ </text:span>8진수 : 앞에 0을 붙임</text:p>
      <text:p text:style-name="P99"><text:span text:style-name="T34"><text:s/>■ </text:span>16진수 : 앞에 0x를 붙임</text:p>
      <text:p text:style-name="P17"/>
      <text:p text:style-name="P121">연산</text:p>
      <text:p text:style-name="P100"><text:span text:style-name="T34"><text:s/></text:span></text:p>
      <text:p text:style-name="P100"><text:span text:style-name="T34"><text:s/>■ 사칙연산</text:span></text:p>
      <text:p text:style-name="P100"><text:span text:style-name="T34"><text:s/></text:span><text:span text:style-name="T33"><text:s/></text:span><text:span text:style-name="T31">◆</text:span><text:span text:style-name="T34"> </text:span>+ : 덧셈</text:p>
      <text:p text:style-name="P100"><text:span text:style-name="T34"><text:s/></text:span><text:span text:style-name="T33"><text:s/></text:span><text:span text:style-name="T31">◆</text:span><text:span text:style-name="T34"> </text:span><text:span text:style-name="T70">v1 ?</text:span>= <text:span text:style-name="T70">value</text:span> : <text:span text:style-name="T70">v1과 value에</text:span> 특정 연산 ? 을 한 뒤 <text:span text:style-name="T70">v1에</text:span> 저장</text:p>
      <text:p text:style-name="P101"><text:span text:style-name="T34"><text:s/></text:span><text:span text:style-name="T33"><text:s/></text:span><text:span text:style-name="T31">◆</text:span><text:span text:style-name="T34"> </text:span>++ : 1증가</text:p>
      <text:p text:style-name="P101"><text:span text:style-name="T34"><text:s/></text:span><text:span text:style-name="T33"><text:s/></text:span><text:span text:style-name="T31">◆</text:span><text:span text:style-name="T34"> </text:span>-- : 1감소</text:p>
      <text:p text:style-name="P101"><text:span text:style-name="T33"><text:s text:c="3"/>-</text:span> v1 = v2++ : v2의 값을 v1에 할당 하고 v2의 값을 1증가</text:p>
      <text:p text:style-name="P101"><text:s text:c="3"/>- = 가 먼저 실행된 후 ++가 실행된다.</text:p>
      <text:p text:style-name="P101"><text:span text:style-name="T33"><text:s text:c="3"/>-</text:span><text:span text:style-name="T31"> </text:span>전체 연산이 끝난 뒤 최후순위로 <text:span text:style-name="T13">++를 실행한다</text:span></text:p>
      <text:p text:style-name="P101"><text:span text:style-name="T31"><text:s text:c="3"/>- </text:span>v1 = ++v2 : v2의 값을 1증가시키고 v1에 할당</text:p>
      <text:p text:style-name="P101"><text:span text:style-name="T34"><text:s/></text:span><text:span text:style-name="T33"><text:s/></text:span><text:span text:style-name="T31">◆</text:span><text:span text:style-name="T34"> </text:span>* : 곱셈</text:p>
      <text:p text:style-name="P101"><text:span text:style-name="T33"><text:s text:c="2"/></text:span><text:span text:style-name="T31">◆</text:span><text:span text:style-name="T34"> </text:span>/ : 나눗기</text:p>
      <text:p text:style-name="P27"><text:s text:c="2"/><text:span text:style-name="T31">◆</text:span><text:span text:style-name="T34"> </text:span>% : 나머지 연산</text:p>
      <text:p text:style-name="P1"/>
      <text:p text:style-name="P27"><text:span text:style-name="T34"><text:s/>■ </text:span>논리연산</text:p>
      <text:p text:style-name="P102"><text:span text:style-name="T33"><text:s text:c="2"/></text:span><text:span text:style-name="T31">◆ </text:span>== : 값이 동일한지를 판단</text:p>
      <text:p text:style-name="P103"><text:soft-page-break/><text:span text:style-name="T33"><text:s text:c="2"/></text:span><text:span text:style-name="T31">◆ </text:span>&amp;&amp; : <text:span text:style-name="T71">and</text:span></text:p>
      <text:p text:style-name="P1"/>
      <text:p text:style-name="P106"><text:span text:style-name="T34"><text:s/>■ </text:span>&lt;math.h&gt;</text:p>
      <text:p text:style-name="P21"/>
      <text:p text:style-name="P106"><text:span text:style-name="T34"><text:s/>■ </text:span>실수의 나머지 연산</text:p>
      <text:p text:style-name="P106"><text:span text:style-name="T33"><text:s text:c="2"/></text:span><text:span text:style-name="T31">◆ </text:span>fmod(나누어지는수, 나누는수) : doble</text:p>
      <text:p text:style-name="P106"><text:span text:style-name="T33"><text:s text:c="2"/></text:span><text:span text:style-name="T31">◆ </text:span>fmodf : float</text:p>
      <text:p text:style-name="P106"><text:span text:style-name="T33"><text:s text:c="2"/></text:span><text:span text:style-name="T31">◆ </text:span>fmodl : long double</text:p>
      <text:p text:style-name="P21"/>
      <text:p text:style-name="P108"><text:span text:style-name="T34"><text:s/>■ </text:span>형 확장 :</text:p>
      <text:p text:style-name="P108"><text:s text:c="4"/>서로 다른 자료형끼리 연산 시 크기가 큰 쪽의 자료형로 병합된다. </text:p>
      <text:p text:style-name="P22"/>
      <text:p text:style-name="P108"><text:span text:style-name="T34"><text:s/>■ 형 축소 :</text:span></text:p>
      <text:p text:style-name="P108"><text:s text:c="5"/>크기가 작은 자료형에 더 큰 자료형을 저장 시 작은 쪽의 자료형으로 변환된다.</text:p>
      <text:p text:style-name="P22"><text:s text:c="2"/>- 비트로 표현할 때 앞에서 부터 버려짐</text:p>
      <text:p text:style-name="P109"><text:s text:c="2"/><text:span text:style-name="T72">ex) </text:span>1111 1111 1011 이 char로 사용되면</text:p>
      <text:p text:style-name="P109"><text:s text:c="21"/>1111 1011이 된다.</text:p>
      <text:p text:style-name="P1"/>
      <text:p text:style-name="P122">조건문</text:p>
      <text:p text:style-name="P23"/>
      <text:p text:style-name="P107"><text:span text:style-name="T34"><text:s/>■ </text:span><text:span text:style-name="T73">if <text:s/>문</text:span></text:p>
      <text:p text:style-name="P23"/>
      <text:p text:style-name="P23"><text:s/>if (조건문)</text:p>
      <text:p text:style-name="P23"><text:s/>{</text:p>
      <text:p text:style-name="P23"><text:s/><text:tab/>실행 내용</text:p>
      <text:p text:style-name="P23"><text:s/>}</text:p>
      <text:p text:style-name="P23"/>
      <text:p text:style-name="P111"><text:span text:style-name="T33"><text:s text:c="2"/></text:span><text:span text:style-name="T31">◆ </text:span>조건문이 참일 경우 중괄호 안의 내용 실행</text:p>
      <text:p text:style-name="P111"><text:span text:style-name="T33"><text:s text:c="2"/></text:span><text:span text:style-name="T31">◆ </text:span>실행내용이 한 줄일 때는 중괄호 생략 가능</text:p>
      <text:p text:style-name="P23"/>
      <text:p text:style-name="P112"><text:span text:style-name="T33"><text:s/></text:span><text:span text:style-name="T34">■</text:span><text:span text:style-name="T31"> </text:span>else</text:p>
      <text:p text:style-name="P112"><text:s/></text:p>
      <text:p text:style-name="P112"><text:s/><text:span text:style-name="T73">else</text:span></text:p>
      <text:p text:style-name="P112"><text:s/><text:span text:style-name="T73">{</text:span></text:p>
      <text:p text:style-name="P112"><text:tab/>실행 내용</text:p>
      <text:p text:style-name="P112"><text:s/><text:span text:style-name="T73">}</text:span></text:p>
      <text:p text:style-name="P112"/>
      <text:p text:style-name="P112"><text:span text:style-name="T33"><text:s text:c="2"/></text:span><text:span text:style-name="T31">◆</text:span>if의 조건문이 거짓일 때 실행</text:p>
      <text:p text:style-name="P113"><text:span text:style-name="T33"><text:s text:c="2"/></text:span><text:span text:style-name="T31">◆</text:span>if의 조건 0이면 거짓으로 판단</text:p>
      <text:p text:style-name="P1"/>
      <text:p text:style-name="P114"><text:span text:style-name="T33"><text:s/></text:span><text:span text:style-name="T34">■ </text:span>else if</text:p>
      <text:p text:style-name="P114"><text:s/></text:p>
      <text:p text:style-name="P114"><text:soft-page-break/><text:s/><text:span text:style-name="T73">else if (조건문)</text:span></text:p>
      <text:p text:style-name="P114"><text:s/><text:span text:style-name="T73">{</text:span></text:p>
      <text:p text:style-name="P114"><text:tab/>실행내용</text:p>
      <text:p text:style-name="P114"><text:s/><text:span text:style-name="T73">}</text:span> </text:p>
      <text:p text:style-name="P114"/>
      <text:p text:style-name="P114"><text:span text:style-name="T33"><text:s text:c="2"/></text:span><text:span text:style-name="T31">◆ </text:span>if의 조건문이 거짓일 때 (조건문)이 참이면 실행</text:p>
      <text:p text:style-name="P28"/>
      <text:p text:style-name="P115">컴파일 C in Linux</text:p>
      <text:p text:style-name="P1"/>
      <text:p text:style-name="P36"><text:span text:style-name="T34"><text:s/>■ </text:span>소스파일 -&gt; 오브젝트파일 -&gt; 실행파일</text:p>
      <text:p text:style-name="P36"><text:s text:c="5"/>인간인식 -<text:span text:style-name="T42">&gt;</text:span> <text:s text:c="4"/>기계인식 <text:s text:c="3"/>-<text:span text:style-name="T42">&gt;</text:span> <text:span text:style-name="T42">kernel </text:span>연결/실행</text:p>
      <text:p text:style-name="P36"/>
      <text:p text:style-name="P29"><text:s/>■ <text:span text:style-name="T33">usr/include : 표준 include </text:span><text:span text:style-name="T32">directory</text:span></text:p>
      <text:p text:style-name="P29"><text:s text:c="2"/>- <text:span text:style-name="T32">#include 명령어 사용 시 해당 directory에서 헤더 파일을 찾는다.</text:span> <text:s/></text:p>
      <text:p text:style-name="P29"><text:s text:c="2"/>- <text:span text:style-name="T32">stdio.h 같은 헤더 파일들이 있다.</text:span></text:p>
      <text:p text:style-name="P1"/>
      <text:p text:style-name="P30"><text:s/>■ <text:span text:style-name="T38">gcc -</text:span><text:span text:style-name="T40">o</text:span><text:span text:style-name="T38"> </text:span><text:span text:style-name="T40">exe_file_name file</text:span><text:span text:style-name="T38"> : </text:span><text:span text:style-name="T40">file</text:span><text:span text:style-name="T38">을 </text:span><text:span text:style-name="T40">exe_file_name으</text:span><text:span text:style-name="T38">로 만든다.</text:span></text:p>
      <text:p text:style-name="P31"><text:s text:c="2"/>- <text:span text:style-name="T41">file이 소스코드 파일일 경우,</text:span></text:p>
      <text:p text:style-name="P31"><text:s text:c="4"/>소스코드 파일 -<text:span text:style-name="T40">&gt; 오브젝트 파일 -&gt; 실행 파일의 과정을 한번에 처리한다.</text:span></text:p>
      <text:p text:style-name="P30"><text:s text:c="2"/>- 기본적으로는 오브젝트 파일을 링크시켜 실행파일로 만든다.</text:p>
      <text:p text:style-name="P123"><text:span text:style-name="T14"><text:s text:c="2"/></text:span><text:span text:style-name="T18">◆ </text:span><text:span text:style-name="T16">gcc -I</text:span><text:span text:style-name="T35">path</text:span><text:span text:style-name="T16"> -o </text:span><text:span text:style-name="T17">exe_file_name</text:span><text:span text:style-name="T16"> </text:span><text:span text:style-name="T17">file</text:span><text:span text:style-name="T16"> : 해당 경로에서 </text:span><text:span text:style-name="T17">헤더 파일을 찾고 </text:span><text:span text:style-name="T19">file을 exe_file_name</text:span></text:p>
      <text:p text:style-name="P123"><text:span text:style-name="T19"><text:s text:c="5"/>으로 만든다</text:span><text:span text:style-name="T17">.</text:span></text:p>
      <text:p text:style-name="P2"/>
      <text:p text:style-name="P34"><text:span text:style-name="T34"><text:s/>■ </text:span>include “<text:span text:style-name="T39">path</text:span>” : 해당 <text:span text:style-name="T39">path</text:span>를 헤더 파일을 찾는 경로로 한다.</text:p>
      <text:p text:style-name="P2"/>
      <text:p text:style-name="P32"><text:s/>■ 라이브러리 : 오브젝트 파일들을 묶어 놓은 것</text:p>
      <text:p text:style-name="P35"><text:span text:style-name="T33"><text:s text:c="2"/></text:span><text:span text:style-name="T31">◆ </text:span>정적 라이브러리 : 실행 파일에 완전히 종속되는 형식</text:p>
      <text:p text:style-name="P35"><text:span text:style-name="T33"><text:s text:c="2"/></text:span><text:span text:style-name="T31">◆ </text:span>공유 라이브러리 : 실행 될때마다 해당 라이브러리를 불러오는 형식</text:p>
      <text:p text:style-name="P2"/>
      <text:p text:style-name="P124"><text:span text:style-name="T15"><text:s/>■ </text:span><text:span text:style-name="T20">ar rc </text:span><text:span text:style-name="T21">lib</text:span><text:span text:style-name="T36">static_library</text:span><text:span text:style-name="T20">.a </text:span><text:span text:style-name="T22">object_file1</text:span><text:span text:style-name="T20"> </text:span><text:span text:style-name="T22">object_file2</text:span><text:span text:style-name="T20">... : </text:span><text:span text:style-name="T22">libstatic_library.a</text:span><text:span text:style-name="T20">로 </text:span></text:p>
      <text:p text:style-name="P124"><text:span text:style-name="T20"><text:s text:c="4"/></text:span><text:span text:style-name="T22">object_file들</text:span><text:span text:style-name="T20">을 합친다.</text:span></text:p>
      <text:p text:style-name="P37"><text:span text:style-name="T33"><text:s text:c="2"/></text:span><text:span text:style-name="T31">◆ </text:span>r : 정적 라이브러리로 만들겠다는 뜻</text:p>
      <text:p text:style-name="P37"><text:span text:style-name="T33"><text:s text:c="2"/></text:span><text:span text:style-name="T31">◆ </text:span>c : 새로 생성한다는 뜻</text:p>
      <text:p text:style-name="P40"><text:span text:style-name="T34"><text:s/></text:span></text:p>
      <text:p text:style-name="P124"><text:span text:style-name="T15"><text:s/>■ </text:span><text:span text:style-name="T23">t </text:span><text:span text:style-name="T24">static_library</text:span><text:span text:style-name="T23">.a : </text:span><text:span text:style-name="T24">libstatic_library.a</text:span><text:span text:style-name="T23">가 포함하는 오브젝트를 나타낸다.</text:span></text:p>
      <text:p text:style-name="P40"><text:s text:c="2"/>- <text:span text:style-name="T44">static_library</text:span><text:span text:style-name="T43">에서 lib은 제외하고 입력한.</text:span> </text:p>
      <text:p text:style-name="P41"/>
      <text:p text:style-name="P125"><text:span text:style-name="T15"><text:s/>■ </text:span><text:span text:style-name="T21">gcc -o e</text:span><text:span text:style-name="T22">xc_file_name</text:span><text:span text:style-name="T21"> </text:span><text:span text:style-name="T22">file</text:span><text:span text:style-name="T21"> -L</text:span><text:span text:style-name="T22">path</text:span><text:span text:style-name="T21"> -l</text:span><text:span text:style-name="T22">static_library : </text:span><text:span text:style-name="T25">path의 static_library를 참조하여 </text:span></text:p>
      <text:p text:style-name="P125"><text:span text:style-name="T25"><text:s text:c="5"/>file을 exe_file_name으로 만든다.</text:span></text:p>
      <text:p text:style-name="P125"><text:span text:style-name="T25"><text:s text:c="2"/>- static_library의 이름에서 앞의 lib과 뒤의 .a는 제외하고 입력한다.</text:span></text:p>
      <text:p text:style-name="P41"/>
      <text:p text:style-name="P42"><text:span text:style-name="T34"><text:s/>■ 공유 라이브러리 생성 방법:</text:span></text:p>
      <text:p text:style-name="P42"><text:soft-page-break/></text:p>
      <text:p text:style-name="P43"><text:span text:style-name="T45"><text:s/>1. </text:span>오브젝트 파일을 만들 때 -<text:span text:style-name="T45">fPIC옵션을 주어 컴파일 한다.</text:span></text:p>
      <text:p text:style-name="P44"><text:span text:style-name="T34"><text:s/>■ </text:span>gcc -fPIC -c <text:span text:style-name="T46">file1</text:span> <text:span text:style-name="T46">file2</text:span>... : <text:span text:style-name="T46">fPIC옵션을 주어 file들을 오브젝트 파일로 만든다.</text:span></text:p>
      <text:p text:style-name="P44"><text:s text:c="2"/>- 오브젝트 파일 명을 입력하지 않아도 자동으로 <text:span text:style-name="T46">file.o의 형식으로 만들어진다.</text:span></text:p>
      <text:p text:style-name="P43"/>
      <text:p text:style-name="P43"><text:span text:style-name="T45">2. -shared 옵션을 이용해 공유 라이브러리 파일을 생성한다.</text:span></text:p>
      <text:p text:style-name="P126"><text:span text:style-name="T15"><text:s/>■ </text:span><text:span text:style-name="T26">gcc -shard -W1,-soname,lib</text:span><text:span text:style-name="T37">share_library</text:span><text:span text:style-name="T26">so.so.1 -o lib</text:span><text:span text:style-name="T37">share_library</text:span><text:span text:style-name="T26">so.1.0.1 <text:s text:c="3"/></text:span></text:p>
      <text:p text:style-name="P126"><text:span text:style-name="T26"><text:s text:c="5"/></text:span><text:span text:style-name="T27">object_file object_file</text:span><text:span text:style-name="T26">... : </text:span><text:span text:style-name="T27">libs</text:span><text:span text:style-name="T28">hare_libraryso.1.0.1이 생성된다.</text:span></text:p>
      <text:p text:style-name="P38"><text:span text:style-name="T33"><text:s text:c="2"/></text:span><text:span text:style-name="T31">◆ </text:span><text:span text:style-name="T46">libs</text:span><text:span text:style-name="T47">hare_libraryso.1.0.1은 프로그램을 컴파일 할 때와 실행시킬 때 호출되며 </text:span></text:p>
      <text:p text:style-name="P38"><text:span text:style-name="T48"><text:s text:c="7"/>libshare_library.so를 찾는다.</text:span></text:p>
      <text:p text:style-name="P45"><text:span text:style-name="T34"><text:s/></text:span></text:p>
      <text:p text:style-name="P45"><text:span text:style-name="T49">3. <text:s/></text:span><text:span text:style-name="T48">libshare_libraryso.so.1.0.1 가 libshare_libraryso.so을 호출 할 수 있도록 두 file을 링크 </text:span></text:p>
      <text:p text:style-name="P45"><text:span text:style-name="T48"><text:s text:c="3"/>시킨다.</text:span></text:p>
      <text:p text:style-name="P127"><text:span text:style-name="T15">■ </text:span><text:span text:style-name="T29">ln -s file1 file2 : file1과 file2를 링크 시킨다.</text:span></text:p>
      <text:p text:style-name="P127"><text:span text:style-name="T18"><text:s/></text:span></text:p>
      <text:p text:style-name="P127"><text:span text:style-name="T18">4. 공유 라이브러리를 링크 시켜서 실행 파일을 만든다.</text:span></text:p>
      <text:p text:style-name="P128"><text:span text:style-name="T15"><text:s/>■ </text:span><text:span text:style-name="T21">gcc -o e</text:span><text:span text:style-name="T22">xc_file_name</text:span><text:span text:style-name="T21"> </text:span><text:span text:style-name="T22">file</text:span><text:span text:style-name="T21"> -L</text:span><text:span text:style-name="T22">path</text:span><text:span text:style-name="T21"> -l</text:span><text:span text:style-name="T22">s</text:span><text:span text:style-name="T30">hare</text:span><text:span text:style-name="T22">_library : </text:span><text:span text:style-name="T25">path의 s</text:span><text:span text:style-name="T30">hare</text:span><text:span text:style-name="T25">_library를 참조하여 </text:span></text:p>
      <text:p text:style-name="P128"><text:span text:style-name="T25"><text:s text:c="5"/>file을 exe_file_name으로 만든다.</text:span></text:p>
      <text:p text:style-name="P128"><text:span text:style-name="T25"><text:s text:c="2"/>- s</text:span><text:span text:style-name="T30">hare</text:span><text:span text:style-name="T25">_library의 이름에서 앞의 lib과 뒤의 .</text:span><text:span text:style-name="T30">so</text:span><text:span text:style-name="T25">는 제외하고 입력한다.</text:span></text:p>
      <text:p text:style-name="P46"/>
      <text:p text:style-name="P46"><text:s/><text:span text:style-name="T49">5. 실행 파일을 실행하면 해당 프로그램은 share_library 파일을 찾는다. 이 때 파일을 찾는 디렉토리는 <text:s/></text:span></text:p>
      <text:p text:style-name="P46"><text:s text:c="6"/>/<text:span text:style-name="T49">etc/ld.so.conf에 정의 되어있다.</text:span></text:p>
      <text:p text:style-name="P47"><text:span text:style-name="T34"><text:s/>■ </text:span><text:span text:style-name="T49">cat</text:span> <text:span text:style-name="T50">/</text:span><text:span text:style-name="T49">etc/ld.so.conf : library 파일을 찾는 디렉토리가 출력된다.</text:span></text:p>
      <text:p text:style-name="P39"><text:span text:style-name="T33"><text:s/></text:span><text:span text:style-name="T31">◆ 직접 정의 된 디렉토리에 </text:span><text:span text:style-name="T51">library 파일을 넣는다.</text:span></text:p>
      <text:p text:style-name="P3"/>
      <text:p text:style-name="P49"><text:span text:style-name="T34"><text:s/>■ </text:span>export LD_LIBRARY_PATH=./:<text:span text:style-name="T51">path</text:span> : <text:span text:style-name="T51">library를 찾을 때 path의 디렉토리에서 먼저 </text:span></text:p>
      <text:p text:style-name="P49"><text:span text:style-name="T51"><text:s text:c="4"/>검색하게 된다.</text:span></text:p>
      <text:p text:style-name="P49"/>
      <text:p text:style-name="P50"><text:s/>6. 위의 과정을 실행하고 실행 파일을 실행한다.</text:p>
      <text:p text:style-name="P3"/>
      <text:p text:style-name="P116">표준 입출력 <text:span text:style-name="T53">C in Linux</text:span></text:p>
      <text:p text:style-name="P52"><text:span text:style-name="T34"><text:s/></text:span></text:p>
      <text:p text:style-name="P52"><text:span text:style-name="T34"><text:s/>■ 표준 입력, 출력, 에러 모두 파일의 형태이다.</text:span></text:p>
      <text:p text:style-name="P52"><text:span text:style-name="T34"><text:s/></text:span></text:p>
      <text:p text:style-name="P51"><text:span text:style-name="T34"><text:s/>■ </text:span>write(<text:span text:style-name="T52">file</text:span>,<text:span text:style-name="T52">buff</text:span>,<text:span text:style-name="T52">size</text:span>) : <text:span text:style-name="T52">file에 buff를 size만큼 쓴다.</text:span></text:p>
      <text:p text:style-name="P4"><text:s text:c="2"/>- <text:span text:style-name="T54">file</text:span>에 1(표준 출력)을 입력하면 <text:span text:style-name="T54">buff를 size만큼 표준 출력 한다.</text:span></text:p>
      <text:p text:style-name="P4"><text:s text:c="2"/>- <text:span text:style-name="T54">file에 </text:span>2(표준에러)를 입력하면 <text:span text:style-name="T54">buff를 size만큼 </text:span>표준 에러 형태로 출력</text:p>
      <text:p text:style-name="P4"/>
      <text:p text:style-name="P54"><text:span text:style-name="T34"><text:s/>■ </text:span>read(<text:span text:style-name="T54">file</text:span>,<text:span text:style-name="T54">buff</text:span>,<text:span text:style-name="T54">size</text:span>) : <text:span text:style-name="T54">buff</text:span>에 <text:span text:style-name="T54">file</text:span>을 <text:span text:style-name="T54">size</text:span>만큼 읽는다.</text:p>
      <text:p text:style-name="P4"><text:s text:c="2"/>- <text:span text:style-name="T54">file</text:span>에 0(표준 입력)을 쓰면 <text:span text:style-name="T54">buff를 size만큼 표준 입력 받는다.</text:span></text:p>
      <text:p text:style-name="P4"/>
      <text:p text:style-name="P55"><text:span text:style-name="T34"><text:s/>■ </text:span>open(file, mode): file을 <text:span text:style-name="T55">mode</text:span>로 연다.</text:p>
      <text:p text:style-name="P55"><text:soft-page-break/><text:s text:c="2"/>- 리턴 값은 <text:span text:style-name="T56">int이다.</text:span></text:p>
      <text:p text:style-name="P56"><text:s text:c="2"/>- 에러인지 확인하는 법 : 리턴 <text:span text:style-name="T1">값 &lt; 0 을 했을 때 참이면 에러</text:span></text:p>
      <text:p text:style-name="P58"><text:span text:style-name="T33"><text:s/></text:span><text:span text:style-name="T31">◆ </text:span>O_RDONLY : 읽기모드</text:p>
      <text:p text:style-name="P59"><text:span text:style-name="T33"><text:s/></text:span><text:span text:style-name="T31">◆ </text:span>O_WRONLY : 쓰기모드</text:p>
      <text:p text:style-name="P59"><text:span text:style-name="T33"><text:s/></text:span><text:span text:style-name="T31">◆ </text:span>mode|O_CREAT,S_IRWXU : 사용자에게 읽기 쓰기 실행 권한을 준다.</text:p>
      <text:p text:style-name="P59"/>
      <text:p text:style-name="P57"><text:span text:style-name="T34"><text:s/>■ </text:span>perror(“<text:span text:style-name="T57">content</text:span>”) : 에러가 일어나면 “<text:span text:style-name="T57">content</text:span>”: 에러 원인 을 출력한다.</text:p>
      <text:p text:style-name="P4"/>
      <text:p text:style-name="P57"><text:span text:style-name="T34"><text:s/>■ </text:span><text:span text:style-name="T57">close(file) : file을 닫는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4T21:05:00.594721162</dc:date>
    <meta:editing-duration>P1DT2H13M53S</meta:editing-duration>
    <meta:editing-cycles>172</meta:editing-cycles>
    <meta:generator>LibreOffice/6.4.6.2$Linux_X86_64 LibreOffice_project/40$Build-2</meta:generator>
    <meta:document-statistic meta:table-count="0" meta:image-count="0" meta:object-count="0" meta:page-count="8" meta:paragraph-count="238" meta:word-count="2822" meta:character-count="6421" meta:non-whitespace-character-count="4754"/>
  </office:meta>
</office:document-meta>
</file>